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Text_20_body">
      <style:text-properties officeooo:rsid="06952872" officeooo:paragraph-rsid="06952872"/>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Author_20_Bio">
      <style:text-properties officeooo:rsid="022622bf" officeooo:paragraph-rsid="022622bf"/>
    </style:style>
    <style:style style:name="P109" style:family="paragraph" style:parent-style-name="Author_20_Bio">
      <style:text-properties officeooo:rsid="022622bf" officeooo:paragraph-rsid="057d4f1e"/>
    </style:style>
    <style:style style:name="P110" style:family="paragraph" style:parent-style-name="Author_20_Bio">
      <style:paragraph-properties fo:text-align="center" style:justify-single-word="fals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0" style:family="paragraph" style:parent-style-name="Figure_20_Caption">
      <style:text-properties officeooo:paragraph-rsid="059a08d2"/>
    </style:style>
    <style:style style:name="P221" style:family="paragraph" style:parent-style-name="Front_20_Subtitle">
      <style:text-properties officeooo:rsid="05e8cf1b" officeooo:paragraph-rsid="05e8cf1b"/>
    </style:style>
    <style:style style:name="P222" style:family="paragraph" style:parent-style-name="Figure_20_Callout">
      <style:text-properties officeooo:paragraph-rsid="06a564d0"/>
    </style:style>
    <style:style style:name="P223" style:family="paragraph" style:parent-style-name="Standard" style:master-page-name="Section_20_Page">
      <style:paragraph-properties style:page-number="auto"/>
    </style:style>
    <style:style style:name="P224" style:family="paragraph" style:parent-style-name="List" style:list-style-name="L1"/>
    <style:style style:name="P225" style:family="paragraph" style:parent-style-name="List" style:list-style-name="L2"/>
    <style:style style:name="P226" style:family="paragraph" style:parent-style-name="List" style:list-style-name="L3"/>
    <style:style style:name="P227" style:family="paragraph" style:parent-style-name="List" style:list-style-name="L4"/>
    <style:style style:name="P228" style:family="paragraph" style:parent-style-name="List" style:list-style-name="L5"/>
    <style:style style:name="P229" style:family="paragraph" style:parent-style-name="List" style:list-style-name="L6"/>
    <style:style style:name="P230" style:family="paragraph" style:parent-style-name="List" style:list-style-name="L7"/>
    <style:style style:name="P231"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2" style:family="paragraph" style:parent-style-name="Text_20_body">
      <style:text-properties officeooo:paragraph-rsid="06b68f7a"/>
    </style:style>
    <style:style style:name="P233" style:family="paragraph" style:parent-style-name="Heading_20_1" style:master-page-name="Section_20_Page">
      <style:paragraph-properties style:page-number="auto"/>
    </style:style>
    <style:style style:name="P234" style:family="paragraph" style:parent-style-name="Heading_20_1" style:master-page-name="Section_20_Page">
      <style:paragraph-properties style:page-number="auto"/>
      <style:text-properties officeooo:rsid="04cc89ac" officeooo:paragraph-rsid="04cc89ac"/>
    </style:style>
    <style:style style:name="P235" style:family="paragraph" style:parent-style-name="Heading_20_1" style:master-page-name="Start_20_Page">
      <style:paragraph-properties style:page-number="auto"/>
      <style:text-properties officeooo:rsid="04d0d227" officeooo:paragraph-rsid="04d0d227"/>
    </style:style>
    <style:style style:name="P236" style:family="paragraph" style:parent-style-name="Heading_20_1" style:master-page-name="Start_20_Page">
      <style:paragraph-properties style:page-number="auto"/>
      <style:text-properties officeooo:rsid="04d154ea" officeooo:paragraph-rsid="04d154ea"/>
    </style:style>
    <style:style style:name="P237" style:family="paragraph" style:parent-style-name="Heading_20_2" style:master-page-name="Section_20_Page">
      <style:paragraph-properties style:page-number="auto"/>
    </style:style>
    <style:style style:name="P238" style:family="paragraph" style:parent-style-name="Heading_20_2" style:list-style-name="" style:master-page-name="Section_20_Page">
      <style:paragraph-properties style:page-number="auto"/>
      <style:text-properties officeooo:rsid="022207a5" officeooo:paragraph-rsid="022207a5"/>
    </style:style>
    <style:style style:name="P239" style:family="paragraph" style:parent-style-name="Heading_20_2" style:master-page-name="Section_20_Page">
      <style:paragraph-properties style:page-number="auto"/>
      <style:text-properties officeooo:rsid="03657a1c" officeooo:paragraph-rsid="03657a1c"/>
    </style:style>
    <style:style style:name="P240" style:family="paragraph" style:parent-style-name="Heading_20_2" style:master-page-name="Section_20_Page">
      <style:paragraph-properties style:page-number="auto"/>
      <style:text-properties officeooo:rsid="03ab3f00" officeooo:paragraph-rsid="03ea8e7e"/>
    </style:style>
    <style:style style:name="P241" style:family="paragraph" style:parent-style-name="Heading_20_2" style:master-page-name="Start_20_Page">
      <style:paragraph-properties style:page-number="auto"/>
    </style:style>
    <style:style style:name="P242" style:family="paragraph" style:parent-style-name="Heading_20_2" style:list-style-name="" style:master-page-name="Start_20_Page">
      <style:paragraph-properties style:page-number="auto"/>
      <style:text-properties officeooo:rsid="022207a5" officeooo:paragraph-rsid="022207a5"/>
    </style:style>
    <style:style style:name="P243" style:family="paragraph" style:parent-style-name="Heading_20_2" style:list-style-name="" style:master-page-name="Start_20_Page">
      <style:paragraph-properties style:page-number="auto"/>
      <style:text-properties officeooo:rsid="057d4f1e" officeooo:paragraph-rsid="057d4f1e"/>
    </style:style>
    <style:style style:name="P244" style:family="paragraph" style:parent-style-name="Heading_20_2" style:master-page-name="Start_20_Page">
      <style:paragraph-properties style:page-number="auto"/>
      <style:text-properties officeooo:rsid="05e9da61" officeooo:paragraph-rsid="05edba65"/>
    </style:style>
    <style:style style:name="P245" style:family="paragraph" style:parent-style-name="Heading_20_2" style:master-page-name="Start_20_Page">
      <style:paragraph-properties style:page-number="auto"/>
      <style:text-properties officeooo:rsid="04cc89ac" officeooo:paragraph-rsid="04cc89ac"/>
    </style:style>
    <style:style style:name="P246" style:family="paragraph" style:parent-style-name="Heading_20_2" style:master-page-name="Start_20_Page">
      <style:paragraph-properties style:page-number="auto"/>
      <style:text-properties officeooo:rsid="04cc89ac" officeooo:paragraph-rsid="0519c5f5"/>
    </style:style>
    <style:style style:name="P247" style:family="paragraph" style:parent-style-name="Heading_20_2" style:master-page-name="Start_20_Page">
      <style:paragraph-properties style:page-number="auto"/>
      <style:text-properties officeooo:rsid="04cc89ac" officeooo:paragraph-rsid="050fdc74"/>
    </style:style>
    <style:style style:name="P248" style:family="paragraph" style:parent-style-name="Heading_20_2" style:master-page-name="Start_20_Page">
      <style:paragraph-properties style:page-number="auto"/>
      <style:text-properties officeooo:rsid="04cc89ac" officeooo:paragraph-rsid="053c235a"/>
    </style:style>
    <style:style style:name="P249" style:family="paragraph" style:parent-style-name="Heading_20_2" style:master-page-name="Start_20_Page">
      <style:paragraph-properties style:page-number="auto"/>
      <style:text-properties officeooo:rsid="04cc89ac" officeooo:paragraph-rsid="0551aec0"/>
    </style:style>
    <style:style style:name="P250" style:family="paragraph" style:parent-style-name="Heading_20_2" style:master-page-name="Start_20_Page">
      <style:paragraph-properties style:page-number="auto"/>
      <style:text-properties officeooo:rsid="04cc89ac" officeooo:paragraph-rsid="04ea9696"/>
    </style:style>
    <style:style style:name="P251" style:family="paragraph" style:parent-style-name="Heading_20_2" style:master-page-name="Start_20_Page">
      <style:paragraph-properties style:page-number="auto"/>
      <style:text-properties officeooo:rsid="04cc89ac" officeooo:paragraph-rsid="05791b4c"/>
    </style:style>
    <style:style style:name="P252" style:family="paragraph" style:parent-style-name="Heading_20_2" style:master-page-name="Start_20_Page">
      <style:paragraph-properties style:page-number="auto"/>
      <style:text-properties officeooo:rsid="04cc89ac" officeooo:paragraph-rsid="05a80fb1"/>
    </style:style>
    <style:style style:name="P253" style:family="paragraph" style:parent-style-name="Heading_20_2" style:master-page-name="Start_20_Page">
      <style:paragraph-properties style:page-number="auto"/>
      <style:text-properties officeooo:rsid="04cc89ac" officeooo:paragraph-rsid="0500c219"/>
    </style:style>
    <style:style style:name="P254" style:family="paragraph" style:parent-style-name="Heading_20_2" style:master-page-name="Start_20_Page">
      <style:paragraph-properties style:page-number="auto"/>
      <style:text-properties officeooo:rsid="04cc89ac" officeooo:paragraph-rsid="051ff050"/>
    </style:style>
    <style:style style:name="P255" style:family="paragraph" style:parent-style-name="Heading_20_2" style:master-page-name="Start_20_Page">
      <style:paragraph-properties style:page-number="auto"/>
      <style:text-properties officeooo:rsid="04cc89ac" officeooo:paragraph-rsid="0503b664"/>
    </style:style>
    <style:style style:name="P256" style:family="paragraph" style:parent-style-name="Heading_20_2" style:master-page-name="Start_20_Page">
      <style:paragraph-properties style:page-number="auto"/>
      <style:text-properties officeooo:rsid="04cc89ac" officeooo:paragraph-rsid="04d154ea"/>
    </style:style>
    <style:style style:name="P257" style:family="paragraph" style:parent-style-name="Heading_20_2" style:master-page-name="Start_20_Page">
      <style:paragraph-properties style:page-number="auto"/>
      <style:text-properties officeooo:rsid="04cc89ac" officeooo:paragraph-rsid="04f45378"/>
    </style:style>
    <style:style style:name="P258" style:family="paragraph" style:parent-style-name="Heading_20_2" style:master-page-name="Start_20_Page">
      <style:paragraph-properties style:page-number="auto"/>
      <style:text-properties officeooo:rsid="053c235a" officeooo:paragraph-rsid="053c235a"/>
    </style:style>
    <style:style style:name="P259" style:family="paragraph" style:parent-style-name="Heading_20_2" style:master-page-name="Start_20_Page">
      <style:paragraph-properties style:page-number="auto"/>
      <style:text-properties officeooo:rsid="055b7f8c" officeooo:paragraph-rsid="055b7f8c"/>
    </style:style>
    <style:style style:name="P260" style:family="paragraph" style:parent-style-name="Heading_20_2" style:master-page-name="Start_20_Page">
      <style:paragraph-properties style:page-number="auto"/>
      <style:text-properties officeooo:rsid="0500c219" officeooo:paragraph-rsid="0500c219"/>
    </style:style>
    <style:style style:name="P261" style:family="paragraph" style:parent-style-name="Heading_20_2" style:master-page-name="Start_20_Page">
      <style:paragraph-properties style:page-number="auto"/>
      <style:text-properties officeooo:rsid="05251586" officeooo:paragraph-rsid="05251586"/>
    </style:style>
    <style:style style:name="P262" style:family="paragraph" style:parent-style-name="Heading_20_2" style:master-page-name="Start_20_Page">
      <style:paragraph-properties style:page-number="auto"/>
      <style:text-properties officeooo:rsid="04cda9f6" officeooo:paragraph-rsid="04d4d527"/>
    </style:style>
    <style:style style:name="P263" style:family="paragraph" style:parent-style-name="Heading_20_2" style:master-page-name="Start_20_Page">
      <style:paragraph-properties style:page-number="auto"/>
      <style:text-properties officeooo:rsid="054e89b8" officeooo:paragraph-rsid="054e89b8"/>
    </style:style>
    <style:style style:name="P264" style:family="paragraph" style:parent-style-name="Heading_20_2" style:master-page-name="Start_20_Page">
      <style:paragraph-properties style:page-number="auto"/>
      <style:text-properties officeooo:rsid="04e1b898" officeooo:paragraph-rsid="04e1b898"/>
    </style:style>
    <style:style style:name="P265" style:family="paragraph" style:parent-style-name="Heading_20_2" style:master-page-name="Start_20_Page">
      <style:paragraph-properties style:page-number="auto"/>
      <style:text-properties officeooo:rsid="05e8cf1b" officeooo:paragraph-rsid="05e8cf1b"/>
    </style:style>
    <style:style style:name="P266" style:family="paragraph" style:parent-style-name="Heading_20_2" style:master-page-name="Start_20_Page">
      <style:paragraph-properties style:page-number="auto"/>
      <style:text-properties officeooo:paragraph-rsid="04d53a08"/>
    </style:style>
    <style:style style:name="P267" style:family="paragraph" style:parent-style-name="Heading_20_2" style:master-page-name="Back_20_Page">
      <style:paragraph-properties style:page-number="auto"/>
      <style:text-properties officeooo:rsid="00c2630e" officeooo:paragraph-rsid="00df33ae"/>
    </style:style>
    <style:style style:name="P268" style:family="paragraph" style:parent-style-name="Heading_20_2" style:master-page-name="Back_20_Page">
      <style:paragraph-properties style:page-number="auto"/>
      <style:text-properties officeooo:paragraph-rsid="04d4d527"/>
    </style:style>
    <style:style style:name="P269" style:family="paragraph" style:parent-style-name="Heading_20_3">
      <style:text-properties officeooo:rsid="050fdc74" officeooo:paragraph-rsid="050fdc74"/>
    </style:style>
    <style:style style:name="P270" style:family="paragraph" style:parent-style-name="Heading_20_3">
      <style:text-properties officeooo:rsid="053c235a" officeooo:paragraph-rsid="053c235a"/>
    </style:style>
    <style:style style:name="P271" style:family="paragraph" style:parent-style-name="Heading_20_3">
      <style:text-properties officeooo:rsid="0586fd20" officeooo:paragraph-rsid="0586fd20"/>
    </style:style>
    <style:style style:name="P272" style:family="paragraph" style:parent-style-name="Heading_20_3">
      <style:text-properties officeooo:rsid="05bd1d60" officeooo:paragraph-rsid="05bd1d60"/>
    </style:style>
    <style:style style:name="P273" style:family="paragraph" style:parent-style-name="Heading_20_3">
      <style:text-properties officeooo:rsid="05251586" officeooo:paragraph-rsid="05251586"/>
    </style:style>
    <style:style style:name="P274" style:family="paragraph" style:parent-style-name="Heading_20_3">
      <style:text-properties fo:font-style="normal" officeooo:rsid="0475a486" officeooo:paragraph-rsid="06911094" style:font-style-asian="normal" style:font-style-complex="normal"/>
    </style:style>
    <style:style style:name="P275" style:family="paragraph" style:parent-style-name="Heading_20_3">
      <style:text-properties officeooo:paragraph-rsid="04d4d527"/>
    </style:style>
    <style:style style:name="P276" style:family="paragraph" style:parent-style-name="Heading_20_3">
      <style:text-properties officeooo:rsid="05958f84" officeooo:paragraph-rsid="05958f84"/>
    </style:style>
    <style:style style:name="P277" style:family="paragraph" style:parent-style-name="Heading_20_3">
      <style:text-properties officeooo:rsid="0596fc25" officeooo:paragraph-rsid="058f44b2"/>
    </style:style>
    <style:style style:name="P278" style:family="paragraph" style:parent-style-name="Heading_20_3">
      <style:text-properties officeooo:paragraph-rsid="058f44b2"/>
    </style:style>
    <style:style style:name="P279" style:family="paragraph" style:parent-style-name="Heading_20_3">
      <style:text-properties officeooo:rsid="05982496" officeooo:paragraph-rsid="05982496"/>
    </style:style>
    <style:style style:name="P280" style:family="paragraph" style:parent-style-name="Heading_20_3">
      <style:text-properties officeooo:rsid="059b5882" officeooo:paragraph-rsid="059b5882"/>
    </style:style>
    <style:style style:name="P281" style:family="paragraph" style:parent-style-name="Heading_20_3">
      <style:text-properties officeooo:rsid="03ab3f00" officeooo:paragraph-rsid="03ab3f00"/>
    </style:style>
    <style:style style:name="P282" style:family="paragraph" style:parent-style-name="Heading_20_3">
      <style:text-properties officeooo:paragraph-rsid="04d53a08"/>
    </style:style>
    <style:style style:name="P283" style:family="paragraph" style:parent-style-name="Heading_20_3">
      <style:text-properties officeooo:rsid="01112f24" officeooo:paragraph-rsid="04d53a08"/>
    </style:style>
    <style:style style:name="P284" style:family="paragraph" style:parent-style-name="Heading_20_3">
      <style:text-properties officeooo:rsid="05118ffa" officeooo:paragraph-rsid="052e6ab5"/>
    </style:style>
    <style:style style:name="P285" style:family="paragraph" style:parent-style-name="Heading_20_3">
      <style:text-properties officeooo:rsid="00943c5f" officeooo:paragraph-rsid="04d4d527"/>
    </style:style>
    <style:style style:name="P286" style:family="paragraph" style:parent-style-name="Heading_20_3">
      <style:text-properties officeooo:rsid="00e01f40" officeooo:paragraph-rsid="04d4d527"/>
    </style:style>
    <style:style style:name="P287" style:family="paragraph" style:parent-style-name="Heading_20_3" style:master-page-name="Questions_20_Page">
      <style:paragraph-properties style:page-number="auto"/>
      <style:text-properties officeooo:paragraph-rsid="04d0d227"/>
    </style:style>
    <style:style style:name="P288" style:family="paragraph" style:parent-style-name="Heading_20_3" style:master-page-name="Questions_20_Page">
      <style:paragraph-properties style:page-number="auto"/>
      <style:text-properties officeooo:paragraph-rsid="0519c5f5"/>
    </style:style>
    <style:style style:name="P289" style:family="paragraph" style:parent-style-name="Heading_20_3" style:master-page-name="Questions_20_Page">
      <style:paragraph-properties style:page-number="auto"/>
      <style:text-properties officeooo:paragraph-rsid="050fdc74"/>
    </style:style>
    <style:style style:name="P290" style:family="paragraph" style:parent-style-name="Heading_20_3" style:master-page-name="Questions_20_Page">
      <style:paragraph-properties style:page-number="auto"/>
      <style:text-properties officeooo:paragraph-rsid="05cc4fd5"/>
    </style:style>
    <style:style style:name="P291" style:family="paragraph" style:parent-style-name="Heading_20_3" style:master-page-name="Questions_20_Page">
      <style:paragraph-properties style:page-number="auto"/>
      <style:text-properties officeooo:paragraph-rsid="053c235a"/>
    </style:style>
    <style:style style:name="P292" style:family="paragraph" style:parent-style-name="Heading_20_3" style:master-page-name="Questions_20_Page">
      <style:paragraph-properties style:page-number="auto"/>
      <style:text-properties officeooo:paragraph-rsid="0551aec0"/>
    </style:style>
    <style:style style:name="P293" style:family="paragraph" style:parent-style-name="Heading_20_3" style:master-page-name="Questions_20_Page">
      <style:paragraph-properties style:page-number="auto"/>
      <style:text-properties officeooo:paragraph-rsid="04ea9696"/>
    </style:style>
    <style:style style:name="P294" style:family="paragraph" style:parent-style-name="Heading_20_3" style:master-page-name="Questions_20_Page">
      <style:paragraph-properties style:page-number="auto"/>
      <style:text-properties officeooo:paragraph-rsid="05faff40"/>
    </style:style>
    <style:style style:name="P295" style:family="paragraph" style:parent-style-name="Heading_20_3" style:master-page-name="Questions_20_Page">
      <style:paragraph-properties style:page-number="auto"/>
      <style:text-properties officeooo:paragraph-rsid="05791b4c"/>
    </style:style>
    <style:style style:name="P296" style:family="paragraph" style:parent-style-name="Heading_20_3" style:master-page-name="Questions_20_Page">
      <style:paragraph-properties style:page-number="auto"/>
      <style:text-properties officeooo:paragraph-rsid="04f788f4"/>
    </style:style>
    <style:style style:name="P297" style:family="paragraph" style:parent-style-name="Heading_20_3" style:master-page-name="Questions_20_Page">
      <style:paragraph-properties style:page-number="auto"/>
      <style:text-properties officeooo:paragraph-rsid="04fe896c"/>
    </style:style>
    <style:style style:name="P298" style:family="paragraph" style:parent-style-name="Heading_20_3" style:master-page-name="Questions_20_Page">
      <style:paragraph-properties style:page-number="auto"/>
      <style:text-properties officeooo:paragraph-rsid="05a80fb1"/>
    </style:style>
    <style:style style:name="P299" style:family="paragraph" style:parent-style-name="Heading_20_3" style:master-page-name="Questions_20_Page">
      <style:paragraph-properties style:page-number="auto"/>
      <style:text-properties officeooo:paragraph-rsid="0500c219"/>
    </style:style>
    <style:style style:name="P300" style:family="paragraph" style:parent-style-name="Heading_20_3" style:master-page-name="Questions_20_Page">
      <style:paragraph-properties style:page-number="auto"/>
      <style:text-properties officeooo:paragraph-rsid="051ff050"/>
    </style:style>
    <style:style style:name="P301" style:family="paragraph" style:parent-style-name="Heading_20_3" style:master-page-name="Questions_20_Page">
      <style:paragraph-properties style:page-number="auto"/>
      <style:text-properties officeooo:paragraph-rsid="0503b664"/>
    </style:style>
    <style:style style:name="P302" style:family="paragraph" style:parent-style-name="Heading_20_3" style:master-page-name="Questions_20_Page">
      <style:paragraph-properties style:page-number="auto"/>
      <style:text-properties officeooo:paragraph-rsid="04d154ea"/>
    </style:style>
    <style:style style:name="P303" style:family="paragraph" style:parent-style-name="Heading_20_3" style:master-page-name="Questions_20_Page">
      <style:paragraph-properties style:page-number="auto"/>
      <style:text-properties officeooo:paragraph-rsid="04f45378"/>
    </style:style>
    <style:style style:name="P304" style:family="paragraph" style:parent-style-name="Contents_20_1">
      <style:paragraph-properties>
        <style:tab-stops>
          <style:tab-stop style:position="0in"/>
          <style:tab-stop style:position="4.3in" style:type="right"/>
        </style:tab-stops>
      </style:paragraph-properties>
    </style:style>
    <style:style style:name="P305" style:family="paragraph" style:parent-style-name="Contents_20_2">
      <style:paragraph-properties>
        <style:tab-stops>
          <style:tab-stop style:position="4.1035in" style:type="right"/>
        </style:tab-stops>
      </style:paragraph-properties>
    </style:style>
    <style:style style:name="P306" style:family="paragraph" style:parent-style-name="Contents_20_3">
      <style:paragraph-properties>
        <style:tab-stops>
          <style:tab-stop style:position="0in"/>
          <style:tab-stop style:position="3.85in" style:type="right"/>
        </style:tab-stops>
      </style:paragraph-properties>
    </style:style>
    <style:style style:name="P307" style:family="paragraph" style:parent-style-name="Front_20_Heading_20_1" style:master-page-name="Section_20_Page">
      <style:paragraph-properties style:page-number="auto"/>
    </style:style>
    <style:style style:name="P308" style:family="paragraph" style:parent-style-name="Front_20_Heading_20_1" style:master-page-name="Section_20_Page">
      <style:paragraph-properties style:page-number="auto"/>
      <style:text-properties officeooo:rsid="03fb39f1" officeooo:paragraph-rsid="03fb39f1"/>
    </style:style>
    <style:style style:name="P309" style:family="paragraph" style:parent-style-name="Front_20_Heading_20_1" style:master-page-name="Section_20_Page">
      <style:paragraph-properties style:page-number="auto"/>
      <style:text-properties officeooo:rsid="01b25c1e" officeooo:paragraph-rsid="01b25c1e"/>
    </style:style>
    <style:style style:name="P310" style:family="paragraph" style:parent-style-name="Front_20_Heading_20_1" style:master-page-name="Contents_20_Page">
      <style:paragraph-properties style:page-number="auto"/>
    </style:style>
    <style:style style:name="P311" style:family="paragraph" style:parent-style-name="Author_20_Bio" style:list-style-name="L7"/>
    <style:style style:name="P312" style:family="paragraph" style:parent-style-name="Activity_20_Body">
      <style:text-properties officeooo:rsid="036259d2" officeooo:paragraph-rsid="04d0d227"/>
    </style:style>
    <style:style style:name="P313" style:family="paragraph" style:parent-style-name="Activity_20_Body">
      <style:text-properties officeooo:rsid="036259d2" officeooo:paragraph-rsid="0519c5f5"/>
    </style:style>
    <style:style style:name="P314" style:family="paragraph" style:parent-style-name="Activity_20_Body">
      <style:text-properties officeooo:rsid="036259d2" officeooo:paragraph-rsid="050fdc74"/>
    </style:style>
    <style:style style:name="P315" style:family="paragraph" style:parent-style-name="Activity_20_Body" style:list-style-name="List_20_1">
      <style:text-properties officeooo:rsid="036259d2" officeooo:paragraph-rsid="05e55a5d"/>
    </style:style>
    <style:style style:name="P316" style:family="paragraph" style:parent-style-name="Activity_20_Body">
      <style:text-properties officeooo:rsid="036259d2" officeooo:paragraph-rsid="05cc4fd5"/>
    </style:style>
    <style:style style:name="P317" style:family="paragraph" style:parent-style-name="Activity_20_Body">
      <style:text-properties officeooo:rsid="036259d2" officeooo:paragraph-rsid="04ea9696"/>
    </style:style>
    <style:style style:name="P318" style:family="paragraph" style:parent-style-name="Activity_20_Body">
      <style:text-properties officeooo:rsid="036259d2" officeooo:paragraph-rsid="05791b4c"/>
    </style:style>
    <style:style style:name="P319" style:family="paragraph" style:parent-style-name="Activity_20_Body">
      <style:text-properties officeooo:rsid="036259d2" officeooo:paragraph-rsid="04fe896c"/>
    </style:style>
    <style:style style:name="P320" style:family="paragraph" style:parent-style-name="Activity_20_Body">
      <style:text-properties officeooo:rsid="036259d2" officeooo:paragraph-rsid="051ff050"/>
    </style:style>
    <style:style style:name="P321" style:family="paragraph" style:parent-style-name="Activity_20_Body">
      <style:text-properties officeooo:rsid="036259d2" officeooo:paragraph-rsid="04d154ea"/>
    </style:style>
    <style:style style:name="P322" style:family="paragraph" style:parent-style-name="Activity_20_Body">
      <style:text-properties officeooo:rsid="036259d2" officeooo:paragraph-rsid="04f45378"/>
    </style:style>
    <style:style style:name="P323" style:family="paragraph" style:parent-style-name="Activity_20_Body" style:list-style-name="List_20_1">
      <style:text-properties officeooo:paragraph-rsid="063b6177"/>
    </style:style>
    <style:style style:name="P324" style:family="paragraph" style:parent-style-name="Activity_20_Body">
      <style:text-properties officeooo:rsid="061bdbca" officeooo:paragraph-rsid="061bdbca"/>
    </style:style>
    <style:style style:name="P325" style:family="paragraph" style:parent-style-name="Activity_20_Body">
      <style:text-properties officeooo:rsid="0615d3f9" officeooo:paragraph-rsid="0615d3f9"/>
    </style:style>
    <style:style style:name="P326" style:family="paragraph" style:parent-style-name="Activity_20_Body">
      <style:text-properties officeooo:paragraph-rsid="0551aec0"/>
    </style:style>
    <style:style style:name="P327" style:family="paragraph" style:parent-style-name="Activity_20_Body">
      <style:text-properties officeooo:paragraph-rsid="05faff40"/>
    </style:style>
    <style:style style:name="P328" style:family="paragraph" style:parent-style-name="Activity_20_Body">
      <style:text-properties officeooo:rsid="0621bb84" officeooo:paragraph-rsid="0621bb84"/>
    </style:style>
    <style:style style:name="P329" style:family="paragraph" style:parent-style-name="Activity_20_Body">
      <style:text-properties officeooo:paragraph-rsid="063b6177"/>
    </style:style>
    <style:style style:name="P330" style:family="paragraph" style:parent-style-name="Activity_20_Body">
      <style:text-properties officeooo:rsid="06199e45" officeooo:paragraph-rsid="06199e45"/>
    </style:style>
    <style:style style:name="P331" style:family="paragraph" style:parent-style-name="Activity_20_Body">
      <style:text-properties officeooo:rsid="061b210d" officeooo:paragraph-rsid="061b210d"/>
    </style:style>
    <style:style style:name="P332" style:family="paragraph" style:parent-style-name="Activity_20_Body">
      <style:text-properties officeooo:rsid="05f73970" officeooo:paragraph-rsid="05f73970"/>
    </style:style>
    <style:style style:name="P333" style:family="paragraph" style:parent-style-name="Activity_20_Body">
      <style:text-properties officeooo:rsid="05f8e8a3" officeooo:paragraph-rsid="05f8e8a3"/>
    </style:style>
    <style:style style:name="P334" style:family="paragraph" style:parent-style-name="Activity_20_Body">
      <style:text-properties officeooo:rsid="05f8e8a3" officeooo:paragraph-rsid="0500c219"/>
    </style:style>
    <style:style style:name="P335" style:family="paragraph" style:parent-style-name="Activity_20_Body">
      <style:text-properties officeooo:rsid="05fa87f8" officeooo:paragraph-rsid="05fa87f8"/>
    </style:style>
    <style:style style:name="P336" style:family="paragraph" style:parent-style-name="Activity_20_Body" style:list-style-name="List_20_1">
      <style:text-properties officeooo:rsid="05fa87f8" officeooo:paragraph-rsid="05fa87f8"/>
    </style:style>
    <style:style style:name="P337" style:family="paragraph" style:parent-style-name="Activity_20_Body">
      <style:text-properties officeooo:rsid="0620c11d" officeooo:paragraph-rsid="0620c11d"/>
    </style:style>
    <style:style style:name="P338" style:family="paragraph" style:parent-style-name="Activity_20_Body">
      <style:text-properties officeooo:rsid="05f3de3d" officeooo:paragraph-rsid="05f3de3d"/>
    </style:style>
    <style:style style:name="P339" style:family="paragraph" style:parent-style-name="Activity_20_Body">
      <style:text-properties officeooo:rsid="0641867c" officeooo:paragraph-rsid="0641867c"/>
    </style:style>
    <style:style style:name="P340" style:family="paragraph" style:parent-style-name="Activity_20_Body">
      <style:text-properties officeooo:rsid="063fa41c" officeooo:paragraph-rsid="063fa41c"/>
    </style:style>
    <style:style style:name="P341" style:family="paragraph" style:parent-style-name="Heading_20_4">
      <style:text-properties officeooo:paragraph-rsid="05d972f4"/>
    </style:style>
    <style:style style:name="P342" style:family="paragraph" style:parent-style-name="Heading_20_4">
      <style:text-properties officeooo:rsid="052532bc" officeooo:paragraph-rsid="052532bc"/>
    </style:style>
    <style:style style:name="P343" style:family="paragraph" style:parent-style-name="Heading_20_4">
      <style:text-properties officeooo:rsid="05982496" officeooo:paragraph-rsid="05982496"/>
    </style:style>
    <style:style style:name="P344" style:family="paragraph" style:parent-style-name="Heading_20_4">
      <style:text-properties officeooo:rsid="059a08d2" officeooo:paragraph-rsid="059a08d2"/>
    </style:style>
    <style:style style:name="P345" style:family="paragraph" style:parent-style-name="Heading_20_4">
      <style:text-properties officeooo:rsid="059b5882" officeooo:paragraph-rsid="059b5882"/>
    </style:style>
    <style:style style:name="P346"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4a06aab" style:font-style-asian="italic" style:font-style-complex="italic"/>
    </style:style>
    <style:style style:name="T22" style:family="text">
      <style:text-properties fo:font-style="italic" officeooo:rsid="0025a065" style:font-style-asian="italic" style:font-style-complex="italic"/>
    </style:style>
    <style:style style:name="T23" style:family="text">
      <style:text-properties fo:font-style="italic" officeooo:rsid="0027d89b" style:font-style-asian="italic" style:font-style-complex="italic"/>
    </style:style>
    <style:style style:name="T24" style:family="text">
      <style:text-properties officeooo:rsid="010d35f4"/>
    </style:style>
    <style:style style:name="T25" style:family="text">
      <style:text-properties officeooo:rsid="01dc8f75"/>
    </style:style>
    <style:style style:name="T26" style:family="text">
      <style:text-properties officeooo:rsid="02bb37a7"/>
    </style:style>
    <style:style style:name="T27" style:family="text">
      <style:text-properties officeooo:rsid="02cde6d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3658744" style:font-weight-asian="bold" style:font-weight-complex="bold"/>
    </style:style>
    <style:style style:name="T31" style:family="text">
      <style:text-properties officeooo:rsid="02e7bc78"/>
    </style:style>
    <style:style style:name="T32" style:family="text">
      <style:text-properties officeooo:rsid="0332dee6"/>
    </style:style>
    <style:style style:name="T33" style:family="text">
      <style:text-properties officeooo:rsid="03657a1c"/>
    </style:style>
    <style:style style:name="T34" style:family="text">
      <style:text-properties officeooo:rsid="03693d3b"/>
    </style:style>
    <style:style style:name="T35" style:family="text">
      <style:text-properties officeooo:rsid="036eb0bf"/>
    </style:style>
    <style:style style:name="T36" style:family="text">
      <style:text-properties officeooo:rsid="03730161"/>
    </style:style>
    <style:style style:name="T37" style:family="text">
      <style:text-properties officeooo:rsid="03ab3f00"/>
    </style:style>
    <style:style style:name="T38" style:family="text">
      <style:text-properties officeooo:rsid="0462f4e9"/>
    </style:style>
    <style:style style:name="T39" style:family="text">
      <style:text-properties officeooo:rsid="04a06aab"/>
    </style:style>
    <style:style style:name="T40" style:family="text">
      <style:text-properties officeooo:rsid="04aac9c0"/>
    </style:style>
    <style:style style:name="T41" style:family="text">
      <style:text-properties officeooo:rsid="04c98c66"/>
    </style:style>
    <style:style style:name="T42" style:family="text">
      <style:text-properties officeooo:rsid="05118ffa"/>
    </style:style>
    <style:style style:name="T43" style:family="text">
      <style:text-properties officeooo:rsid="04c7c8d1"/>
    </style:style>
    <style:style style:name="T44" style:family="text">
      <style:text-properties officeooo:rsid="04cf0616"/>
    </style:style>
    <style:style style:name="T45" style:family="text">
      <style:text-properties officeooo:rsid="04d4d527"/>
    </style:style>
    <style:style style:name="T46" style:family="text">
      <style:text-properties officeooo:rsid="04d9a469"/>
    </style:style>
    <style:style style:name="T47" style:family="text">
      <style:text-properties officeooo:rsid="04dd647d"/>
    </style:style>
    <style:style style:name="T48" style:family="text">
      <style:text-properties officeooo:rsid="04e2d78c"/>
    </style:style>
    <style:style style:name="T49" style:family="text">
      <style:text-properties officeooo:rsid="04ea9696"/>
    </style:style>
    <style:style style:name="T50" style:family="text">
      <style:text-properties officeooo:rsid="04f9166f"/>
    </style:style>
    <style:style style:name="T51" style:family="text">
      <style:text-properties officeooo:rsid="04fe896c"/>
    </style:style>
    <style:style style:name="T52" style:family="text">
      <style:text-properties officeooo:rsid="0503cba9"/>
    </style:style>
    <style:style style:name="T53" style:family="text">
      <style:text-properties officeooo:rsid="05066342"/>
    </style:style>
    <style:style style:name="T54" style:family="text">
      <style:text-properties officeooo:rsid="050b1c6f"/>
    </style:style>
    <style:style style:name="T55" style:family="text">
      <style:text-properties officeooo:rsid="050fdc74"/>
    </style:style>
    <style:style style:name="T56" style:family="text">
      <style:text-properties officeooo:rsid="051437fc"/>
    </style:style>
    <style:style style:name="T57" style:family="text">
      <style:text-properties officeooo:rsid="05157c64"/>
    </style:style>
    <style:style style:name="T58" style:family="text">
      <style:text-properties officeooo:rsid="0515cc93"/>
    </style:style>
    <style:style style:name="T59" style:family="text">
      <style:text-properties officeooo:rsid="052532bc"/>
    </style:style>
    <style:style style:name="T60" style:family="text">
      <style:text-properties officeooo:rsid="052aadb5"/>
    </style:style>
    <style:style style:name="T61" style:family="text">
      <style:text-properties officeooo:rsid="05350c68"/>
    </style:style>
    <style:style style:name="T62" style:family="text">
      <style:text-properties officeooo:rsid="05370cfe"/>
    </style:style>
    <style:style style:name="T63" style:family="text">
      <style:text-properties officeooo:rsid="0544482c"/>
    </style:style>
    <style:style style:name="T64" style:family="text">
      <style:text-properties officeooo:rsid="054612f7"/>
    </style:style>
    <style:style style:name="T65" style:family="text">
      <style:text-properties officeooo:rsid="054e6e37"/>
    </style:style>
    <style:style style:name="T66" style:family="text">
      <style:text-properties officeooo:rsid="054ecc04"/>
    </style:style>
    <style:style style:name="T67" style:family="text">
      <style:text-properties officeooo:rsid="0024e41b"/>
    </style:style>
    <style:style style:name="T68" style:family="text">
      <style:text-properties officeooo:rsid="0025a065"/>
    </style:style>
    <style:style style:name="T69" style:family="text">
      <style:text-properties officeooo:rsid="0027d89b"/>
    </style:style>
    <style:style style:name="T70" style:family="text">
      <style:text-properties officeooo:rsid="001cac0e"/>
    </style:style>
    <style:style style:name="T71" style:family="text">
      <style:text-properties officeooo:rsid="0021d3eb"/>
    </style:style>
    <style:style style:name="T72" style:family="text">
      <style:text-properties officeooo:rsid="002d6754"/>
    </style:style>
    <style:style style:name="T73" style:family="text">
      <style:text-properties officeooo:rsid="00372595"/>
    </style:style>
    <style:style style:name="T74" style:family="text">
      <style:text-properties officeooo:rsid="002e08dc"/>
    </style:style>
    <style:style style:name="T75" style:family="text">
      <style:text-properties officeooo:rsid="00390a21"/>
    </style:style>
    <style:style style:name="T76" style:family="text">
      <style:text-properties officeooo:rsid="001d4b49"/>
    </style:style>
    <style:style style:name="T77" style:family="text">
      <style:text-properties officeooo:rsid="055a4894"/>
    </style:style>
    <style:style style:name="T78" style:family="text">
      <style:text-properties officeooo:rsid="055d40ba"/>
    </style:style>
    <style:style style:name="T79" style:family="text">
      <style:text-properties officeooo:rsid="055e9bcf"/>
    </style:style>
    <style:style style:name="T80" style:family="text">
      <style:text-properties officeooo:rsid="05626225"/>
    </style:style>
    <style:style style:name="T81" style:family="text">
      <style:text-properties officeooo:rsid="056fd2ec"/>
    </style:style>
    <style:style style:name="T82" style:family="text">
      <style:text-properties officeooo:rsid="057153f6"/>
    </style:style>
    <style:style style:name="T83" style:family="text">
      <style:text-properties officeooo:rsid="0572040d"/>
    </style:style>
    <style:style style:name="T84" style:family="text">
      <style:text-properties officeooo:rsid="0586fd20"/>
    </style:style>
    <style:style style:name="T85" style:family="text">
      <style:text-properties officeooo:rsid="0589e020"/>
    </style:style>
    <style:style style:name="T86" style:family="text">
      <style:text-properties officeooo:rsid="059023ed"/>
    </style:style>
    <style:style style:name="T87" style:family="text">
      <style:text-properties officeooo:rsid="0593e3b8"/>
    </style:style>
    <style:style style:name="T88" style:family="text">
      <style:text-properties officeooo:rsid="05958f84"/>
    </style:style>
    <style:style style:name="T89" style:family="text">
      <style:text-properties officeooo:rsid="0596fc25"/>
    </style:style>
    <style:style style:name="T90" style:family="text">
      <style:text-properties officeooo:rsid="05982496"/>
    </style:style>
    <style:style style:name="T91" style:family="text">
      <style:text-properties officeooo:rsid="059a08d2"/>
    </style:style>
    <style:style style:name="T92" style:family="text">
      <style:text-properties officeooo:rsid="059b5882"/>
    </style:style>
    <style:style style:name="T93" style:family="text">
      <style:text-properties officeooo:rsid="05a2b0d1"/>
    </style:style>
    <style:style style:name="T94" style:family="text">
      <style:text-properties officeooo:rsid="05a80fb1"/>
    </style:style>
    <style:style style:name="T95" style:family="text">
      <style:text-properties officeooo:rsid="05b09b4a"/>
    </style:style>
    <style:style style:name="T96" style:family="text">
      <style:text-properties officeooo:rsid="05bd1d60"/>
    </style:style>
    <style:style style:name="T97" style:family="text">
      <style:text-properties officeooo:rsid="05bec9af"/>
    </style:style>
    <style:style style:name="T98" style:family="text">
      <style:text-properties officeooo:rsid="05c4de7c"/>
    </style:style>
    <style:style style:name="T99" style:family="text">
      <style:text-properties officeooo:rsid="05cc4fd5"/>
    </style:style>
    <style:style style:name="T100" style:family="text">
      <style:text-properties officeooo:rsid="0383a956"/>
    </style:style>
    <style:style style:name="T101" style:family="text">
      <style:text-properties officeooo:rsid="05ddca92"/>
    </style:style>
    <style:style style:name="T102" style:family="text">
      <style:text-properties officeooo:rsid="05e21309"/>
    </style:style>
    <style:style style:name="T103" style:family="text">
      <style:text-properties officeooo:rsid="05e51e3a"/>
    </style:style>
    <style:style style:name="T104" style:family="text">
      <style:text-properties officeooo:rsid="05e55a5d"/>
    </style:style>
    <style:style style:name="T105" style:family="text">
      <style:text-properties officeooo:rsid="05e819ad"/>
    </style:style>
    <style:style style:name="T106" style:family="text">
      <style:text-properties officeooo:rsid="039c618d"/>
    </style:style>
    <style:style style:name="T107" style:family="text">
      <style:text-properties officeooo:rsid="05f5501d"/>
    </style:style>
    <style:style style:name="T108" style:family="text">
      <style:text-properties officeooo:rsid="05f959ae"/>
    </style:style>
    <style:style style:name="T109" style:family="text">
      <style:text-properties officeooo:rsid="05feeb50"/>
    </style:style>
    <style:style style:name="T110" style:family="text">
      <style:text-properties officeooo:rsid="0607822b"/>
    </style:style>
    <style:style style:name="T111" style:family="text">
      <style:text-properties officeooo:rsid="0607f8a7"/>
    </style:style>
    <style:style style:name="T112" style:family="text">
      <style:text-properties officeooo:rsid="0609e6c5"/>
    </style:style>
    <style:style style:name="T113" style:family="text">
      <style:text-properties officeooo:rsid="06112e7a"/>
    </style:style>
    <style:style style:name="T114" style:family="text">
      <style:text-properties officeooo:rsid="061169cf"/>
    </style:style>
    <style:style style:name="T115" style:family="text">
      <style:text-properties officeooo:rsid="0616d468"/>
    </style:style>
    <style:style style:name="T116" style:family="text">
      <style:text-properties officeooo:rsid="0618ce5a"/>
    </style:style>
    <style:style style:name="T117" style:family="text">
      <style:text-properties officeooo:rsid="061ae3c1"/>
    </style:style>
    <style:style style:name="T118" style:family="text">
      <style:text-properties officeooo:rsid="061b210d"/>
    </style:style>
    <style:style style:name="T119" style:family="text">
      <style:text-properties officeooo:rsid="061b7a59"/>
    </style:style>
    <style:style style:name="T120" style:family="text">
      <style:text-properties officeooo:rsid="061d0025"/>
    </style:style>
    <style:style style:name="T121" style:family="text">
      <style:text-properties officeooo:rsid="0621bb84"/>
    </style:style>
    <style:style style:name="T122" style:family="text">
      <style:text-properties officeooo:rsid="06296351"/>
    </style:style>
    <style:style style:name="T123" style:family="text">
      <style:text-properties officeooo:rsid="062f59c4"/>
    </style:style>
    <style:style style:name="T124" style:family="text">
      <style:text-properties officeooo:rsid="062f6bd2"/>
    </style:style>
    <style:style style:name="T125" style:family="text">
      <style:text-properties officeooo:rsid="06315651"/>
    </style:style>
    <style:style style:name="T126" style:family="text">
      <style:text-properties officeooo:rsid="0632c7c1"/>
    </style:style>
    <style:style style:name="T127" style:family="text">
      <style:text-properties officeooo:rsid="06345d0f"/>
    </style:style>
    <style:style style:name="T128" style:family="text">
      <style:text-properties officeooo:rsid="0635cccd"/>
    </style:style>
    <style:style style:name="T129" style:family="text">
      <style:text-properties officeooo:rsid="063b6177"/>
    </style:style>
    <style:style style:name="T130" style:family="text">
      <style:text-properties officeooo:rsid="063c6b79"/>
    </style:style>
    <style:style style:name="T131" style:family="text">
      <style:text-properties officeooo:rsid="063e2f44"/>
    </style:style>
    <style:style style:name="T132" style:family="text">
      <style:text-properties officeooo:rsid="063fa41c"/>
    </style:style>
    <style:style style:name="T133" style:family="text">
      <style:text-properties officeooo:rsid="0646284b"/>
    </style:style>
    <style:style style:name="T134" style:family="text">
      <style:text-properties officeooo:rsid="0649cc9e"/>
    </style:style>
    <style:style style:name="T135" style:family="text">
      <style:text-properties officeooo:rsid="064a3108"/>
    </style:style>
    <style:style style:name="T136" style:family="text">
      <style:text-properties officeooo:rsid="064ac58d"/>
    </style:style>
    <style:style style:name="T137" style:family="text">
      <style:text-properties officeooo:rsid="064c23b4"/>
    </style:style>
    <style:style style:name="T138" style:family="text">
      <style:text-properties officeooo:rsid="064ddd42"/>
    </style:style>
    <style:style style:name="T139" style:family="text">
      <style:text-properties officeooo:rsid="0650af8c"/>
    </style:style>
    <style:style style:name="T140" style:family="text">
      <style:text-properties officeooo:rsid="0652878d"/>
    </style:style>
    <style:style style:name="T141" style:family="text">
      <style:text-properties officeooo:rsid="0653e776"/>
    </style:style>
    <style:style style:name="T142" style:family="text">
      <style:text-properties officeooo:rsid="06577d5a"/>
    </style:style>
    <style:style style:name="T143" style:family="text">
      <style:text-properties officeooo:rsid="0658ec28"/>
    </style:style>
    <style:style style:name="T144" style:family="text">
      <style:text-properties officeooo:rsid="065a13eb"/>
    </style:style>
    <style:style style:name="T145" style:family="text">
      <style:text-properties officeooo:rsid="065f5f85"/>
    </style:style>
    <style:style style:name="T146" style:family="text">
      <style:text-properties officeooo:rsid="0661037c"/>
    </style:style>
    <style:style style:name="T147" style:family="text">
      <style:text-properties officeooo:rsid="06628ade"/>
    </style:style>
    <style:style style:name="T148" style:family="text">
      <style:text-properties officeooo:rsid="0663d0ea"/>
    </style:style>
    <style:style style:name="T149" style:family="text">
      <style:text-properties officeooo:rsid="0665b0c6"/>
    </style:style>
    <style:style style:name="T150" style:family="text">
      <style:text-properties officeooo:rsid="066994da"/>
    </style:style>
    <style:style style:name="T151" style:family="text">
      <style:text-properties officeooo:rsid="0669e1cb"/>
    </style:style>
    <style:style style:name="T152" style:family="text">
      <style:text-properties officeooo:rsid="06720848"/>
    </style:style>
    <style:style style:name="T153" style:family="text">
      <style:text-properties officeooo:rsid="0674dfe7"/>
    </style:style>
    <style:style style:name="T154" style:family="text">
      <style:text-properties officeooo:rsid="0675e6e9"/>
    </style:style>
    <style:style style:name="T155" style:family="text">
      <style:text-properties officeooo:rsid="067904a5"/>
    </style:style>
    <style:style style:name="T156" style:family="text">
      <style:text-properties officeooo:rsid="067c0699"/>
    </style:style>
    <style:style style:name="T157" style:family="text">
      <style:text-properties officeooo:rsid="067d1233"/>
    </style:style>
    <style:style style:name="T158" style:family="text">
      <style:text-properties officeooo:rsid="067eb088"/>
    </style:style>
    <style:style style:name="T159" style:family="text">
      <style:text-properties officeooo:rsid="06852961"/>
    </style:style>
    <style:style style:name="T160" style:family="text">
      <style:text-properties officeooo:rsid="06877470"/>
    </style:style>
    <style:style style:name="T161" style:family="text">
      <style:text-properties officeooo:rsid="06896ae3"/>
    </style:style>
    <style:style style:name="T162" style:family="text">
      <style:text-properties officeooo:rsid="068ac151"/>
    </style:style>
    <style:style style:name="T163" style:family="text">
      <style:text-properties officeooo:rsid="068c8a0a"/>
    </style:style>
    <style:style style:name="T164" style:family="text">
      <style:text-properties officeooo:rsid="068fef1b"/>
    </style:style>
    <style:style style:name="T165" style:family="text">
      <style:text-properties officeooo:rsid="06911094"/>
    </style:style>
    <style:style style:name="T166" style:family="text">
      <style:text-properties officeooo:rsid="0691fe66"/>
    </style:style>
    <style:style style:name="T167" style:family="text">
      <style:text-properties officeooo:rsid="0694063e"/>
    </style:style>
    <style:style style:name="T168" style:family="text">
      <style:text-properties officeooo:rsid="069675f1"/>
    </style:style>
    <style:style style:name="T169" style:family="text">
      <style:text-properties officeooo:rsid="06967925"/>
    </style:style>
    <style:style style:name="T170" style:family="text">
      <style:text-properties officeooo:rsid="069ccb4b"/>
    </style:style>
    <style:style style:name="T171" style:family="text">
      <style:text-properties officeooo:rsid="06a06c13"/>
    </style:style>
    <style:style style:name="T172" style:family="text">
      <style:text-properties officeooo:rsid="06a2457e"/>
    </style:style>
    <style:style style:name="T173" style:family="text">
      <style:text-properties officeooo:rsid="06a47125"/>
    </style:style>
    <style:style style:name="T174" style:family="text">
      <style:text-properties officeooo:rsid="06a7ace5"/>
    </style:style>
    <style:style style:name="T175" style:family="text">
      <style:text-properties officeooo:rsid="06b14673"/>
    </style:style>
    <style:style style:name="T176" style:family="text">
      <style:text-properties officeooo:rsid="06b19885"/>
    </style:style>
    <style:style style:name="T177" style:family="text">
      <style:text-properties officeooo:rsid="06b69c65"/>
    </style:style>
    <style:style style:name="T178" style:family="text">
      <style:text-properties officeooo:rsid="06b75f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he Open Organization<text:line-break/><text:span text:style-name="T41">Guide for Educators</text:span></text:p>
      <text:h text:style-name="P237" text:outline-level="2"/>
      <text:p text:style-name="P309"><text:bookmark-start text:name="__RefHeading___Toc1787_1213309432"/>The Open Organization<text:line-break/><text:span text:style-name="T41">Guide for Educators</text:span><text:bookmark-end text:name="__RefHeading___Toc1787_1213309432"/></text:p>
      <text:p text:style-name="P221">Transformative teaching and learning<text:line-break/>for a rapidly changing world</text:p>
      <text:p text:style-name="P307">Contributing authors</text:p>
      <text:p text:style-name="P110"><text:span text:style-name="T40">(</text:span>in alphabetical order<text:span text:style-name="T40">)</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6">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10"><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50">'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5">and</text:span> Randall Joyce<text:span text:style-name="T125">'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8">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7">organization</text:span> works openly to make education accessible" first appeared at https://opensource.com/open-organization/19/2/building-curriculahub.</text:p>
      <text:p text:style-name="P141">Gina Likins' "Performing the collaborative dilemma" originally appeared in <text:span text:style-name="T20">The Open Organization Workbook.</text:span></text:p>
      <text:p text:style-name="Text_20_body">Race MoChridhe<text:span text:style-name="T52">'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10"><text:bookmark-start text:name="__RefHeading___Toc2046_1315693447"/>Colophon<text:bookmark-end text:name="__RefHeading___Toc2046_1315693447"/></text:p>
      <text:p text:style-name="P34">Typeset in DejaVu<text:note text:id="ftn2" text:note-class="footnote"><text:note-citation>2</text:note-citation><text:note-body><text:p text:style-name="P96">https://dejavu-fonts.github.io/</text:p></text:note-body></text:note> and <text:span text:style-name="T63">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4">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307">Additional reading</text:p>
      <text:p text:style-name="Front_20_Subtitle">From Jim Whitehurst</text:p>
      <text:p text:style-name="P218"><text:span text:style-name="Emphasis">The Open Organization: Igniting </text:span><text:span text:style-name="Emphasis"><text:span text:style-name="T156">p</text:span></text:span><text:span text:style-name="Emphasis">assion and </text:span><text:span text:style-name="Emphasis"><text:span text:style-name="T156">p</text:span></text:span><text:span text:style-name="Emphasis">erformance</text:span> (Harvard Business Review Press)</text:p>
      <text:p text:style-name="P216"/>
      <text:p text:style-name="P216"><text:span text:style-name="Emphasis">Organize for Innovation: Rethinking </text:span><text:span text:style-name="Emphasis"><text:span text:style-name="T156">h</text:span></text:span><text:span text:style-name="Emphasis">ow </text:span><text:span text:style-name="Emphasis"><text:span text:style-name="T156">w</text:span></text:span><text:span text:style-name="Emphasis">e </text:span><text:span text:style-name="Emphasis"><text:span text:style-name="T156">w</text:span></text:span><text:span text:style-name="Emphasis">ork</text:span> (Opensource.com)</text:p>
      <text:p text:style-name="Front_20_Subtitle">From <text:span text:style-name="T42">the open organization community</text:span></text:p>
      <text:p text:style-name="P219"><text:span text:style-name="Emphasis"><text:span text:style-name="T156">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6"><text:span text:style-name="Emphasis"/></text:p>
      <text:p text:style-name="P216"><text:span text:style-name="Emphasis"><text:span text:style-name="T1">The Open Organization Leaders Manual: A handbook for building innovative and engaged teams </text:span></text:span><text:span text:style-name="T12">(Opensource.com)</text:span></text:p>
      <text:p text:style-name="P216"/>
      <text:p text:style-name="P217"><text:span text:style-name="Emphasis">The Open Organization </text:span><text:span text:style-name="Emphasis"><text:span text:style-name="T43">Workbook</text:span></text:span><text:span text:style-name="Emphasis">: </text:span><text:span text:style-name="Emphasis"><text:span text:style-name="T43">How to build a culture of innovation in your organization </text:span></text:span><text:span text:style-name="Emphasis"><text:span text:style-name="T11">(Opensource.com)</text:span></text:span></text:p>
      <text:p text:style-name="P217"><text:span text:style-name="Emphasis"><text:span text:style-name="T11"/></text:span></text:p>
      <text:p text:style-name="P216"><text:span text:style-name="Emphasis">The Open Organization Guide to IT Culture Change: Open </text:span><text:span text:style-name="Emphasis"><text:span text:style-name="T156">p</text:span></text:span><text:span text:style-name="Emphasis">rinciples and </text:span><text:span text:style-name="Emphasis"><text:span text:style-name="T156">p</text:span></text:span><text:span text:style-name="Emphasis">ractices for a </text:span><text:span text:style-name="Emphasis"><text:span text:style-name="T156">m</text:span></text:span><text:span text:style-name="Emphasis">ore </text:span><text:span text:style-name="Emphasis"><text:span text:style-name="T156">i</text:span></text:span><text:span text:style-name="Emphasis">nnovative IT </text:span><text:span text:style-name="Emphasis"><text:span text:style-name="T156">d</text:span></text:span><text:span text:style-name="Emphasis">epartment</text:span> <text:span text:style-name="T3">(Opensource.com)</text:span></text:p>
      <text:p text:style-name="P216"/>
      <text:p text:style-name="P216">Every week, Opensource.com publishes new stories about the ways open principles help innovative leaders rethink organizational culture and design. Visit opensource.com/open-organization to read more.</text:p>
      <text:p text:style-name="P31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5"><text:a xlink:type="simple" xlink:href="#__RefHeading___Toc2312_1525055821" text:style-name="Index_20_Link" text:visited-style-name="Index_20_Link">Preface<text:tab/>13</text:a></text:p>
          <text:p text:style-name="P306"><text:a xlink:type="simple" xlink:href="#__RefHeading___Toc2314_1525055821" text:style-name="Index_20_Link" text:visited-style-name="Index_20_Link">Bryan Behrenshausen<text:tab/><text:tab/></text:a></text:p>
          <text:p text:style-name="P305"><text:a xlink:type="simple" xlink:href="#__RefHeading___Toc4400_3130673892" text:style-name="Index_20_Link" text:visited-style-name="Index_20_Link">About the cover<text:tab/>16</text:a></text:p>
          <text:p text:style-name="P306"><text:a xlink:type="simple" xlink:href="#__RefHeading___Toc2314_15250558211" text:style-name="Index_20_Link" text:visited-style-name="Index_20_Link">Clara May &amp; Ryan Williams<text:tab/><text:tab/></text:a></text:p>
          <text:p text:style-name="P305"><text:a xlink:type="simple" xlink:href="#__RefHeading___Toc6243_4096846065" text:style-name="Index_20_Link" text:visited-style-name="Index_20_Link">Foreword<text:tab/>18</text:a></text:p>
          <text:p text:style-name="P306"><text:a xlink:type="simple" xlink:href="#__RefHeading___Toc394_2120980716" text:style-name="Index_20_Link" text:visited-style-name="Index_20_Link">Aria F. Chernik<text:tab/><text:tab/></text:a></text:p>
          <text:p text:style-name="P304"><text:a xlink:type="simple" xlink:href="#__RefHeading___Toc2114_518888843" text:style-name="Index_20_Link" text:visited-style-name="Index_20_Link">Visions<text:tab/><text:tab/></text:a></text:p>
          <text:p text:style-name="P305"><text:a xlink:type="simple" xlink:href="#__RefHeading___Toc11289_2537557969" text:style-name="Index_20_Link" text:visited-style-name="Index_20_Link">Economics, openness, and the education system<text:tab/>23</text:a></text:p>
          <text:p text:style-name="P306"><text:a xlink:type="simple" xlink:href="#__RefHeading___Toc11291_2537557969" text:style-name="Index_20_Link" text:visited-style-name="Index_20_Link">Rahul Razdan<text:tab/><text:tab/></text:a></text:p>
          <text:p text:style-name="P305"><text:a xlink:type="simple" xlink:href="#__RefHeading___Toc3252_2385792462" text:style-name="Index_20_Link" text:visited-style-name="Index_20_Link">Truly open education will require sweeping changes<text:tab/>32</text:a></text:p>
          <text:p text:style-name="P306"><text:a xlink:type="simple" xlink:href="#__RefHeading___Toc11291_25375579691" text:style-name="Index_20_Link" text:visited-style-name="Index_20_Link">Adam Haigler<text:tab/><text:tab/></text:a></text:p>
          <text:p text:style-name="P305"><text:a xlink:type="simple" xlink:href="#__RefHeading___Toc4983_980413866" text:style-name="Index_20_Link" text:visited-style-name="Index_20_Link">The future of ethical tech education must be open<text:tab/>38</text:a></text:p>
          <text:p text:style-name="P306"><text:a xlink:type="simple" xlink:href="#__RefHeading___Toc11291_25375579692" text:style-name="Index_20_Link" text:visited-style-name="Index_20_Link">Justin Sherman<text:tab/><text:tab/></text:a></text:p>
          <text:p text:style-name="P305"><text:a xlink:type="simple" xlink:href="#__RefHeading___Toc4985_980413866" text:style-name="Index_20_Link" text:visited-style-name="Index_20_Link">A practical path to open education<text:tab/>47</text:a></text:p>
          <text:p text:style-name="P306"><text:a xlink:type="simple" xlink:href="#__RefHeading___Toc11291_25375579693" text:style-name="Index_20_Link" text:visited-style-name="Index_20_Link">Dan McGuire<text:tab/><text:tab/></text:a></text:p>
          <text:p text:style-name="P305"><text:a xlink:type="simple" xlink:href="#__RefHeading___Toc11689_2797622010" text:style-name="Index_20_Link" text:visited-style-name="Index_20_Link">Can schools be agile?<text:tab/>59</text:a></text:p>
          <text:p text:style-name="P306"><text:a xlink:type="simple" xlink:href="#__RefHeading___Toc11691_2797622010" text:style-name="Index_20_Link" text:visited-style-name="Index_20_Link">Ben Owens<text:tab/><text:tab/></text:a></text:p>
          <text:p text:style-name="P305"><text:a xlink:type="simple" xlink:href="#__RefHeading___Toc6467_1673353014" text:style-name="Index_20_Link" text:visited-style-name="Index_20_Link">M-learning and beyond<text:tab/>65</text:a></text:p>
          <text:p text:style-name="P306"><text:a xlink:type="simple" xlink:href="#__RefHeading___Toc11291_253755796933" text:style-name="Index_20_Link" text:visited-style-name="Index_20_Link">Jim Hall<text:tab/><text:tab/></text:a></text:p>
          <text:p text:style-name="P305"><text:a xlink:type="simple" xlink:href="#__RefHeading___Toc3660_3018102180" text:style-name="Index_20_Link" text:visited-style-name="Index_20_Link">The most valuable cybersecurity education is an open one<text:tab/>70</text:a></text:p>
          <text:p text:style-name="P306"><text:a xlink:type="simple" xlink:href="#__RefHeading___Toc11291_2537557969331" text:style-name="Index_20_Link" text:visited-style-name="Index_20_Link">Brandon Dixon &amp; Randall Joyce<text:tab/><text:tab/></text:a></text:p>
          <text:p text:style-name="P305"><text:a xlink:type="simple" xlink:href="#__RefHeading___Toc3662_3018102180" text:style-name="Index_20_Link" text:visited-style-name="Index_20_Link">Rethinking assessment in an open, peeragogical learning environment<text:tab/>77</text:a></text:p>
          <text:p text:style-name="P306"><text:a xlink:type="simple" xlink:href="#__RefHeading___Toc11291_2537557969332" text:style-name="Index_20_Link" text:visited-style-name="Index_20_Link">David Preston<text:tab/><text:tab/></text:a></text:p>
          <text:p text:style-name="P305"><text:a xlink:type="simple" xlink:href="#__RefHeading___Toc3401_169002272" text:style-name="Index_20_Link" text:visited-style-name="Index_20_Link">Three ways university classrooms can be more open<text:tab/>85</text:a></text:p>
          <text:p text:style-name="P306"><text:a xlink:type="simple" xlink:href="#__RefHeading___Toc11291_253755796911" text:style-name="Index_20_Link" text:visited-style-name="Index_20_Link">Susie Choi<text:tab/><text:tab/></text:a></text:p>
          <text:p text:style-name="P305"><text:soft-page-break/><text:a xlink:type="simple" xlink:href="#__RefHeading___Toc3403_169002272" text:style-name="Index_20_Link" text:visited-style-name="Index_20_Link">Open education is more than open content<text:tab/>90</text:a></text:p>
          <text:p text:style-name="P306"><text:a xlink:type="simple" xlink:href="#__RefHeading___Toc11291_253755796912" text:style-name="Index_20_Link" text:visited-style-name="Index_20_Link">Jim Whitehurst<text:tab/><text:tab/></text:a></text:p>
          <text:p text:style-name="P304"><text:a xlink:type="simple" xlink:href="#__RefHeading___Toc11329_2537557969" text:style-name="Index_20_Link" text:visited-style-name="Index_20_Link">Case Studies<text:tab/><text:tab/></text:a></text:p>
          <text:p text:style-name="P305"><text:a xlink:type="simple" xlink:href="#__RefHeading___Toc12656_2797622010" text:style-name="Index_20_Link" text:visited-style-name="Index_20_Link">A hybrid model of open source in academics: The <text:line-break/>Rensselaer Center for Open Source<text:tab/>97</text:a></text:p>
          <text:p text:style-name="P306"><text:a xlink:type="simple" xlink:href="#__RefHeading___Toc12658_2797622010" text:style-name="Index_20_Link" text:visited-style-name="Index_20_Link">Wesley Turner, David Goldschmidt &amp; Mukkai Krishnamoorthy<text:tab/><text:tab/></text:a></text:p>
          <text:p text:style-name="P305"><text:a xlink:type="simple" xlink:href="#__RefHeading___Toc4551_3839078803" text:style-name="Index_20_Link" text:visited-style-name="Index_20_Link">Teaching students to critically evaluate textbooks<text:tab/>108</text:a></text:p>
          <text:p text:style-name="P306"><text:a xlink:type="simple" xlink:href="#__RefHeading___Toc11291_2537557969312" text:style-name="Index_20_Link" text:visited-style-name="Index_20_Link">Christopher McHale, Ian McDermott &amp; <text:line-break/>Steven Ovadia<text:tab/><text:tab/></text:a></text:p>
          <text:p text:style-name="P305"><text:a xlink:type="simple" xlink:href="#__RefHeading___Toc1915_2434698073" text:style-name="Index_20_Link" text:visited-style-name="Index_20_Link">What happened when I let my students fork the <text:line-break/>syllabus<text:tab/>116</text:a></text:p>
          <text:p text:style-name="P306"><text:a xlink:type="simple" xlink:href="#__RefHeading___Toc11291_2537557969311" text:style-name="Index_20_Link" text:visited-style-name="Index_20_Link">Heidi Ellis<text:tab/><text:tab/></text:a></text:p>
          <text:p text:style-name="P305"><text:a xlink:type="simple" xlink:href="#__RefHeading___Toc21626_3512989452" text:style-name="Index_20_Link" text:visited-style-name="Index_20_Link">An open process for discovering our school's core values<text:tab/>123</text:a></text:p>
          <text:p text:style-name="P306"><text:a xlink:type="simple" xlink:href="#__RefHeading___Toc21628_3512989452" text:style-name="Index_20_Link" text:visited-style-name="Index_20_Link">Beth Anderson<text:tab/><text:tab/></text:a></text:p>
          <text:p text:style-name="P305"><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30</text:a></text:p>
          <text:p text:style-name="P306"><text:a xlink:type="simple" xlink:href="#__RefHeading___Toc11291_25375579693321" text:style-name="Index_20_Link" text:visited-style-name="Index_20_Link">David Preston<text:tab/><text:tab/></text:a></text:p>
          <text:p text:style-name="P305"><text:a xlink:type="simple" xlink:href="#__RefHeading___Toc10308_1036237620" text:style-name="Index_20_Link" text:visited-style-name="Index_20_Link">The open schoolhouse: Culture, praxis, empowerment<text:tab/>140</text:a></text:p>
          <text:p text:style-name="P306"><text:a xlink:type="simple" xlink:href="#__RefHeading___Toc11291_25375579693111" text:style-name="Index_20_Link" text:visited-style-name="Index_20_Link">Charlie Reisinger<text:tab/><text:tab/></text:a></text:p>
          <text:p text:style-name="P305"><text:a xlink:type="simple" xlink:href="#__RefHeading___Toc3035_1792337416" text:style-name="Index_20_Link" text:visited-style-name="Index_20_Link">Flip the script: An open community of practice at the <text:line-break/>student help desk<text:tab/>146</text:a></text:p>
          <text:p text:style-name="P306"><text:a xlink:type="simple" xlink:href="#__RefHeading___Toc11291_253755796931112" text:style-name="Index_20_Link" text:visited-style-name="Index_20_Link">Maxwell Bushong<text:tab/><text:tab/></text:a></text:p>
          <text:p text:style-name="P305"><text:a xlink:type="simple" xlink:href="#__RefHeading___Toc3037_1792337416" text:style-name="Index_20_Link" text:visited-style-name="Index_20_Link">Open education has a POSSE<text:tab/>153</text:a></text:p>
          <text:p text:style-name="P306"><text:a xlink:type="simple" xlink:href="#__RefHeading___Toc11291_253755796931113" text:style-name="Index_20_Link" text:visited-style-name="Index_20_Link">Shobha Tyagi<text:tab/><text:tab/></text:a></text:p>
          <text:p text:style-name="P305"><text:a xlink:type="simple" xlink:href="#__RefHeading___Toc2373_848053758" text:style-name="Index_20_Link" text:visited-style-name="Index_20_Link">Confronting linguistic bias: The case for an open human language<text:tab/>160</text:a></text:p>
          <text:p text:style-name="P306"><text:a xlink:type="simple" xlink:href="#__RefHeading___Toc11291_253755796931111" text:style-name="Index_20_Link" text:visited-style-name="Index_20_Link">Race MoChridhe<text:tab/><text:tab/></text:a></text:p>
          <text:p text:style-name="P305"><text:a xlink:type="simple" xlink:href="#__RefHeading___Toc10197_1036237620" text:style-name="Index_20_Link" text:visited-style-name="Index_20_Link">Crowdsourcing our way to a campus IT plan<text:tab/>167</text:a></text:p>
          <text:p text:style-name="P306"><text:a xlink:type="simple" xlink:href="#__RefHeading___Toc10199_1036237620" text:style-name="Index_20_Link" text:visited-style-name="Index_20_Link">Curtis A. Carver<text:tab/><text:tab/></text:a></text:p>
          <text:p text:style-name="P305"><text:soft-page-break/><text:a xlink:type="simple" xlink:href="#__RefHeading___Toc13369_3512989452" text:style-name="Index_20_Link" text:visited-style-name="Index_20_Link">How our organization works openly to make education accessible<text:tab/>173</text:a></text:p>
          <text:p text:style-name="P306"><text:a xlink:type="simple" xlink:href="#__RefHeading___Toc11291_253755796932" text:style-name="Index_20_Link" text:visited-style-name="Index_20_Link">Tanner Johnson<text:tab/><text:tab/></text:a></text:p>
          <text:p text:style-name="P305"><text:a xlink:type="simple" xlink:href="#__RefHeading___Toc1892_2434698073" text:style-name="Index_20_Link" text:visited-style-name="Index_20_Link">Making computer science curricula as adaptable as <text:line-break/>our code<text:tab/>183</text:a></text:p>
          <text:p text:style-name="P306"><text:a xlink:type="simple" xlink:href="#__RefHeading___Toc11291_2537557969321" text:style-name="Index_20_Link" text:visited-style-name="Index_20_Link">Amarachi Achonu<text:tab/><text:tab/></text:a></text:p>
          <text:p text:style-name="P304"><text:a xlink:type="simple" xlink:href="#__RefHeading___Toc588_2023088379" text:style-name="Index_20_Link" text:visited-style-name="Index_20_Link">Activities<text:tab/><text:tab/></text:a></text:p>
          <text:p text:style-name="P305"><text:a xlink:type="simple" xlink:href="#__RefHeading___Toc13371_3512989452" text:style-name="Index_20_Link" text:visited-style-name="Index_20_Link">Making those (dreaded) faculty meetings transparent, collaborative, and effective<text:tab/>189</text:a></text:p>
          <text:p text:style-name="P306"><text:a xlink:type="simple" xlink:href="#__RefHeading___Toc1545_2651233811" text:style-name="Index_20_Link" text:visited-style-name="Index_20_Link">Aria Chernik &amp; Tanner Johnson<text:tab/><text:tab/></text:a></text:p>
          <text:p text:style-name="P305"><text:a xlink:type="simple" xlink:href="#__RefHeading___Toc13375_3512989452" text:style-name="Index_20_Link" text:visited-style-name="Index_20_Link">Digital forensics the open way: A tabletop approach to <text:line-break/>common scenarios<text:tab/>195</text:a></text:p>
          <text:p text:style-name="P306"><text:a xlink:type="simple" xlink:href="#__RefHeading___Toc1545_26512338111" text:style-name="Index_20_Link" text:visited-style-name="Index_20_Link">Denise Ferebee, Carolyn Butler, Dipankar Dasgupta <text:line-break/>&amp; Marcus Kelly<text:tab/><text:tab/></text:a></text:p>
          <text:p text:style-name="P305"><text:a xlink:type="simple" xlink:href="#__RefHeading___Toc13379_3512989452" text:style-name="Index_20_Link" text:visited-style-name="Index_20_Link">How to collect feedback from your students (or, how to <text:line-break/>assess the sting of teenage rejection)<text:tab/>209</text:a></text:p>
          <text:p text:style-name="P306"><text:a xlink:type="simple" xlink:href="#__RefHeading___Toc1545_26512338112" text:style-name="Index_20_Link" text:visited-style-name="Index_20_Link">Charlie Reisinger<text:tab/><text:tab/></text:a></text:p>
          <text:p text:style-name="P305"><text:a xlink:type="simple" xlink:href="#__RefHeading___Toc2784_4119693890" text:style-name="Index_20_Link" text:visited-style-name="Index_20_Link">Performing the collaborative dilemma<text:tab/>213</text:a></text:p>
          <text:p text:style-name="P306"><text:a xlink:type="simple" xlink:href="#__RefHeading___Toc11456_253755796911" text:style-name="Index_20_Link" text:visited-style-name="Index_20_Link">Gina Likins<text:tab/><text:tab/></text:a></text:p>
          <text:p text:style-name="P305"><text:a xlink:type="simple" xlink:href="#__RefHeading___Toc13015_2537557969" text:style-name="Index_20_Link" text:visited-style-name="Index_20_Link">Open organizations on Mars<text:tab/>225</text:a></text:p>
          <text:p text:style-name="P306"><text:a xlink:type="simple" xlink:href="#__RefHeading___Toc13017_2537557969" text:style-name="Index_20_Link" text:visited-style-name="Index_20_Link">Heidi Ellis<text:tab/><text:tab/></text:a></text:p>
          <text:p text:style-name="P305"><text:a xlink:type="simple" xlink:href="#__RefHeading___Toc6122_4096846065" text:style-name="Index_20_Link" text:visited-style-name="Index_20_Link">Afterword<text:tab/>230</text:a></text:p>
          <text:p text:style-name="P306"><text:a xlink:type="simple" xlink:href="#__RefHeading___Toc394_21209807161" text:style-name="Index_20_Link" text:visited-style-name="Index_20_Link">Ben Owens<text:tab/><text:tab/></text:a></text:p>
          <text:p text:style-name="P304"><text:a xlink:type="simple" xlink:href="#__RefHeading___Toc822_1232125672" text:style-name="Index_20_Link" text:visited-style-name="Index_20_Link">Appendix<text:tab/><text:tab/></text:a></text:p>
          <text:p text:style-name="P305"><text:a xlink:type="simple" xlink:href="#__RefHeading___Toc13383_3512989452" text:style-name="Index_20_Link" text:visited-style-name="Index_20_Link">The Open Organization Definition<text:tab/>235</text:a></text:p>
          <text:p text:style-name="P306"><text:a xlink:type="simple" xlink:href="#__RefHeading___Toc5173_772903223" text:style-name="Index_20_Link" text:visited-style-name="Index_20_Link">The Open Organization Ambassadors<text:tab/><text:tab/></text:a></text:p>
          <text:p text:style-name="P304"><text:a xlink:type="simple" xlink:href="#__RefHeading___Toc842_1232125672" text:style-name="Index_20_Link" text:visited-style-name="Index_20_Link">Learn More<text:tab/><text:tab/></text:a></text:p>
          <text:p text:style-name="P305"><text:a xlink:type="simple" xlink:href="#__RefHeading___Toc2382_190016556" text:style-name="Index_20_Link" text:visited-style-name="Index_20_Link">Additional resources<text:tab/>243</text:a></text:p>
          <text:p text:style-name="P305"><text:a xlink:type="simple" xlink:href="#__RefHeading___Toc13385_3512989452" text:style-name="Index_20_Link" text:visited-style-name="Index_20_Link">Get involved<text:tab/>244</text:a></text:p>
        </text:index-body>
      </text:table-of-content>
      <text:p text:style-name="P4"/>
      <text:h text:style-name="P238" text:outline-level="2"/>
      <text:h text:style-name="P242"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6">But like <text:span text:style-name="T133">"</text:span>The Simpsons'<text:span text:style-name="T133">"</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20">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0">effectively</text:span> but also <text:span text:style-name="T20">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20">future</text:span>. They're doing it to help them participate in the world <text:span text:style-name="T20">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text:span text:style-name="T176">reading now </text:span>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4">The book that materialized from all this creative energy is dvided into three parts. The first, "Visions," features <text:span text:style-name="T168">essays on the power and promise of open educational organizations—incisive analyses of the situation in which "open education" finds itself today, discussions of the challenges it faces, and forward-reaching </text:span><text:soft-page-break/><text:span text:style-name="T168">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9">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8">Dr. Bryan Behrenshausen is a writer and editor in corporate communications at Red Hat. He works with the Open Organization Ambassador<text:span text:style-name="T175">s</text:span> community, manages the open organization section of Opensource.com, and edits the <text:span text:style-name="T3">Open Organization</text:span> book series.</text:p>
      <text:h text:style-name="P243"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9">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text:span text:style-name="T173">'</text:span>s educational backgrounds, and to discover that education is more than the sum of its parts. Our design aims to draw attention to the educators and students—the people—who form the foundation of every education system.</text:p>
      <text:p text:style-name="P109">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9">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4"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6">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3" text:outline-level="1"/>
      <text:h text:style-name="P234" text:outline-level="1"><text:bookmark-start text:name="__RefHeading___Toc2114_518888843"/>Visions<text:bookmark-end text:name="__RefHeading___Toc2114_518888843"/></text:h>
      <text:h text:style-name="P245"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9">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9">the instructor</text:span> (the knowledge bearer) and <text:span text:style-name="T19">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4">most </text:span>educational institutions build delivery structures to optimize for this scarcity.</text:p>
      <text:p text:style-name="P91"><text:span text:style-name="T135">A</text:span>s one proceeds <text:span text:style-name="T135">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6">b</text:span>ut two points are important to <text:span text:style-name="T55">emphasize</text:span>:</text:p>
      <text:list xml:id="list2770631107" text:style-name="L1">
        <text:list-item>
          <text:p text:style-name="P224">Until recently, <text:span text:style-name="T19">this scarcity was reality</text:span>.</text:p>
        </text:list-item>
        <text:list-item>
          <text:p text:style-name="P224">This model has been a <text:span text:style-name="T19">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9" text:outline-level="3">Flexibility</text:h>
      <text:p text:style-name="P56">In the current system, because the student is the widget in a series of grades and tracks, the student <text:span text:style-name="T19">must</text:span> consume information at a <text:span text:style-name="T19">rate</text:span> and in a <text:span text:style-name="T19">timeframe</text:span> driven by the education machine. This lack of flexibility causes enormous issues for students, including:</text:p>
      <text:list xml:id="list3566902167" text:style-name="List_20_2">
        <text:list-item>
          <text:p text:style-name="List"><text:span text:style-name="Inline_20_Subhead">Banked learning.</text:span><text:span text:style-name="T28"> </text:span>Since students are banked into cohorts in the construction of the classroom, students who can move at a faster pace are underutilized and generally bored, <text:span text:style-name="T136">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6">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6">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9">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7">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7">W</text:span>e can only judge the current educational system on how well it solves historically specific problems for which it was designed. However, solving the problems of differentiation and career discovery <text:span text:style-name="T19">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9">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9">not</text:span> succeed in reaching the required capabilities, students earn a "bad grade" designed to filter them out of the system. <text:span text:style-name="T19">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7">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7">al</text:span> intellectual property (IP), standard engagement models for students, and a viable model for early career discovery.</text:p>
      <text:h text:style-name="Heading_20_3" text:outline-level="3">Instruction<text:span text:style-name="T137">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9">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9">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9">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8">and</text:span> structured environments for students (of all ages) to explore careers in a much more meaningful manner. Further<text:span text:style-name="T138">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8">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7" text:outline-level="3">Review and discussion questions</text:h>
      <text:list xml:id="list3290205309" text:style-name="List_20_1">
        <text:list-item>
          <text:p text:style-name="P312">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2">In what ways could open organization </text:span>principles make the traditional model more equitable for all students?</text:p>
        </text:list-item>
        <text:list-item>
          <text:p text:style-name="P312"><text:span text:style-name="T102">Think about the educational organization with which you work most closely. </text:span>In what ways does <text:span text:style-name="T102">that organization </text:span>embrace developments in openness, <text:span text:style-name="T102">digital </text:span>technology, and networking to shift the fundamental paradigm of the industrial model, especially with regard to development and delivery of instructional <text:span text:style-name="T102">materials</text:span> and early career discovery?</text:p>
        </text:list-item>
        <text:list-item>
          <text:p text:style-name="P312"><text:span text:style-name="T102">Rahul</text:span> articulates <text:span text:style-name="T102">a </text:span>problem many students face in high school and college (and probably elsewhere) when operating within a <text:span text:style-name="T102">"</text:span>teacher-as-craftman<text:span text:style-name="T102">"</text:span> system. What specific changes would you recommend <text:span text:style-name="T102"><text:s/>organizations make to continue leveraging teachers' unique skills and talents </text:span>but also <text:span text:style-name="T102">tap</text:span> the principles of openness to eliminate variability and improve consistency?</text:p>
        </text:list-item>
      </text:list>
      <text:h text:style-name="P246"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9">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0">to </text:span>excellent outcomes. The same could be true for our schools. For example:</text:p>
      <text:list xml:id="list105517123235493" text:continue-list="list3566902167"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3">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3980844802"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41">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41">S</text:span>ince <text:span text:style-name="T141">we published </text:span><text:span text:style-name="T20">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1">(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1">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1">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41">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3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8" text:outline-level="3">Review and discussion questions</text:h>
      <text:list xml:id="list105515959095583" text:continue-list="list3290205309" text:style-name="List_20_1">
        <text:list-item>
          <text:p text:style-name="P313"><text:span text:style-name="T102">Think about the educational organization with which you work most closely. </text:span>What is <text:span text:style-name="T102">it </text:span>doing to adapt to the changes the author mentions? <text:span text:style-name="T102">I</text:span>s it ensuring that it is <text:span text:style-name="T102">helping students develop </text:span>the skills and dispositions <text:span text:style-name="T102">they need in order </text:span>to thrive in a rapidly changing world?</text:p>
        </text:list-item>
        <text:list-item>
          <text:p text:style-name="P313"><text:span text:style-name="T102">Adam</text:span> mentions three pillars of the Open Way Learning model. Describe the specific ways <text:span text:style-name="T102">your educational organization </text:span>is growing a culture of relentless collaboration, the free and open exchange of ideas <text:span text:style-name="T102">and</text:span> resources, and a systematic approach to innovation.</text:p>
        </text:list-item>
        <text:list-item>
          <text:p text:style-name="P313"><text:span text:style-name="T102">"</text:span>Going open<text:span text:style-name="T102">"</text:span> can <text:span text:style-name="T102">feel</text:span> risky as you <text:span text:style-name="T102">make your work available</text:span> for others to review, critique, and adapt to their own contexts. What steps have you or your organization taken to ensure people are comfortable with the vulnerability this open approach requires?</text:p>
        </text:list-item>
      </text:list>
      <text:h text:style-name="P247" text:outline-level="2"><text:bookmark-start text:name="__RefHeading___Toc4983_980413866"/>The <text:span text:style-name="T57">f</text:span>uture of <text:span text:style-name="T57">e</text:span>thical <text:span text:style-name="T57">t</text:span>ech <text:span text:style-name="T57">e</text:span>ducation <text:span text:style-name="T57">m</text:span>ust <text:span text:style-name="T57">b</text:span>e <text:span text:style-name="T57">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8">c</text:span>o-<text:span text:style-name="T58">f</text:span>ounder and <text:span text:style-name="T58">p</text:span>resident of Ethical Tech, a nonpartisan initiative at Duke University focusing on research, education, and policy development on ethics and technology across all industries and socioeconomic groups.</text:p>
      <text:h text:style-name="P289" text:outline-level="3">Review and discussion questions</text:h>
      <text:list xml:id="list105517564728093" text:continue-numbering="true" text:style-name="List_20_1">
        <text:list-item>
          <text:p text:style-name="P314">Justin does not <text:span text:style-name="T131">specifically address </text:span>computer science or other technology educators, but rather argues that all <text:span text:style-name="T131">"</text:span>open-minded teachers<text:span text:style-name="T131">"</text:span> have a responsibility to educate students about <text:span text:style-name="T131">"</text:span>the power and pervasiveness of algorithmic activity.<text:span text:style-name="T131">"</text:span> Why do you think Justin does not limit his call to technology subject matter experts? <text:span text:style-name="T131">How relevant are </text:span>issues of algorithmic justice <text:span text:style-name="T131">to</text:span> the subject<text:span text:style-name="T131">s </text:span>you teach?</text:p>
        </text:list-item>
        <text:list-item>
          <text:p text:style-name="P314">One of the most serious problems facing technology education and design, according to Justin, is lack of inclusivity. How might increasing inclusivity improve artificial intelligence and algorithm<text:span text:style-name="T131">ic design</text:span>? How can a focus on inclusivity <text:span text:style-name="T131">help alter </text:span>what Justin calls <text:span text:style-name="T131">"</text:span>mainstream narratives about technology<text:span text:style-name="T131">"</text:span>?</text:p>
        </text:list-item>
        <text:list-item>
          <text:p text:style-name="P314">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8"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9">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70"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05516126216884" text:continue-list="list105517123235493"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1">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1">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9">lack of equipment</text:span> but rather a <text:span text:style-name="T19">lack of teacher training</text:span> in how to use the computers and software. Many teachers were unfamiliar with using computers for instruction; many <text:span text:style-name="T19">still</text:span> don't understand the difference between the different types of licenses for software and content and how that difference impacts teaching and learning.</text:p>
      <text:p text:style-name="Text_20_body">From 2011 through 2016, I <text:span text:style-name="T171">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1">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1">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8"><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1">"</text:span>cohortstyle<text:span text:style-name="T171">"</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9">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2">(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9">own</text:span> their own curricula and provide their teachers with the skills to revise and edit those curricula to meet their students' specific needs. Doing so has significant potential to lead organically to a more systemic open approach in <text:span text:style-name="T19">other</text:span> aspects of the organization.</text:p>
      <text:p text:style-name="Text_20_body">The current (very successful) <text:span text:style-name="T172">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19">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2">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7">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9">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2">a</text:span> with an open source learning management system won't necessarily lead to the educational institution becoming an open organization—but it's also not possible for an educational institution to claim to be open <text:span text:style-name="T19">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2">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9">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9">work</text:span> of education. This approach provides resources for creating places where collaboration and transparency are common, and an adaptable, ever-evolving curriculum maintains focus on <text:span text:style-name="T19">what</text:span> and <text:span text:style-name="T19">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4">e</text:span>xecutive <text:span text:style-name="T64">d</text:span>irector of the Stone Arch Bridge Initiative for Education Resources, a non-profit that enables philanthropy and foundation funding to go directly to supporting teachers and students <text:span text:style-name="T64">so they can use </text:span>free, openly licensed content on open source learning management systems.</text:p>
      <text:h text:style-name="P289" text:outline-level="3">Review and discussion questions</text:h>
      <text:list xml:id="list105515603470119" text:continue-list="list105517564728093" text:style-name="List_20_1">
        <text:list-item>
          <text:p text:style-name="P314">Consider <text:span text:style-name="T104">how Dan</text:span>'s understanding of <text:span text:style-name="T104">"</text:span>openness<text:span text:style-name="T104">"</text:span> evolved <text:span text:style-name="T104">throughout his career and reflect on your own</text:span> open source journey. What major milestones along the way <text:span text:style-name="T105">have</text:span> influenced your practice<text:span text:style-name="T104">s today</text:span>?</text:p>
        </text:list-item>
        <text:list-item>
          <text:p text:style-name="P314"><text:span text:style-name="T104">Dan</text:span> points to a relative lack of understanding of open principles, concepts, and terminology in <text:span text:style-name="T104">the </text:span>schools <text:span text:style-name="T104">with which </text:span>he works. What <text:span text:style-name="T104">has</text:span> your own experience <text:span text:style-name="T104">been in this regard</text:span>? If <text:span text:style-name="T104">it's been </text:span>similar to <text:span text:style-name="T104">Dan's</text:span>, what specific things <text:span text:style-name="T104">might you do to </text:span>raise awareness?</text:p>
        </text:list-item>
        <text:list-item>
          <text:p text:style-name="P315"><text:span text:style-name="T104">Without </text:span>question, open education resources and open platforms can improve students<text:span text:style-name="T104">'</text:span> and teachers<text:span text:style-name="T104">'</text:span> access to high quality instructional materials and resources, thus closing <text:span text:style-name="T104">a</text:span> chronic equity gap. How <text:span text:style-name="T104">is your educational organization </text:span>taking advantage of such resources? <text:span text:style-name="T104">W</text:span>hat can you do to encourage them to do more?</text:p>
        </text:list-item>
      </text:list>
      <text:h text:style-name="P241"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3">and </text:span>sometimes more frequently, we'd study yet another book to identify the "best practices" <text:span text:style-name="T163">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3">of which I've </text:span>seen firsthand) and that there are two basic assumptions that I think any education stakeholder should agree with:</text:p>
      <text:list xml:id="list105516721641050" text:continue-list="list3980844802"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9">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90" text:outline-level="3">Review and discussion questions</text:h>
      <text:list xml:id="list105516090432155" text:continue-list="list105515603470119" text:style-name="List_20_1">
        <text:list-item>
          <text:p text:style-name="P316"><text:span text:style-name="T104">"</text:span>Why aren't more educational organizations working to create cultures of continuous improvement?<text:span text:style-name="T104">" Ben asks.</text:span> He offer<text:span text:style-name="T104">s</text:span> two possible reasons, but <text:span text:style-name="T104">for </text:span>what <text:span text:style-name="Emphasis"><text:span text:style-name="T104">other</text:span></text:span><text:span text:style-name="T104"> </text:span>reasons would you suggest <text:span text:style-name="T104">this is the case</text:span>? How might <text:span text:style-name="T104">you eliminate those </text:span>reasons (or at least <text:span text:style-name="T104">reduce their impact</text:span>) by leveraging <text:span text:style-name="T104">open </text:span>principles?</text:p>
        </text:list-item>
        <text:list-item>
          <text:p text:style-name="P316"><text:span text:style-name="T104">In what </text:span>specific ways <text:span text:style-name="T104">can </text:span>you encourage <text:span text:style-name="T104">your educational organization </text:span>to look beyond the education <text:span text:style-name="T104">field</text:span> for <text:span text:style-name="T104">methods</text:span> <text:span text:style-name="T104">of </text:span>foster<text:span text:style-name="T104">ing</text:span> a culture of continuous improvement?</text:p>
        </text:list-item>
        <text:list-item>
          <text:p text:style-name="P316"><text:span text:style-name="T104">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8"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2">devote</text:span> a year or more <text:span text:style-name="T152">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70">T</text:span>he next fundamental technological shift <text:span text:style-name="T70">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70">(</text:span>such as small group breakout discussions and inverted classrooms<text:span text:style-name="T70">)</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71">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7">t</text:span> process behind writing remains the same, only the tools change. <text:span text:style-name="T68">In this case, the PC introduced an additional component to teaching and learning: Students learned the same writing </text:span><text:span text:style-name="T22">process</text:span><text:span text:style-name="T68">, but now learned new skills in the </text:span><text:span text:style-name="T23">mechanics</text:span><text:span text:style-name="T69"> of writing via word processing software.</text:span></text:p>
      <text:h text:style-name="Heading_20_3" text:outline-level="3">M-learning means mobile learning</text:h>
      <text:p text:style-name="Text_20_body">Technology is changing, and <text:span text:style-name="T72">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3">ies</text:span>.</text:p>
      <text:p text:style-name="Text_20_body"><text:soft-page-break/>In response to <text:span text:style-name="T74">today's </text:span>ubiquitous computing trends across higher education, many institutions have already adopted electronic learning system, or "e-learning." If <text:span text:style-name="T153">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3">in</text:span>to the classroom<text:span text:style-name="T153">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3">smaller </text:span>mobile devices have overtaken the classroom. Students still use laptops for <text:span text:style-name="T19">creating</text:span> content, such as writing papers, but they increasingly use mobile devices such as phones to <text:span text:style-name="T19">consume</text:span> content. This trend is increasing. According to research by Nielsen conducted a few years ago, 98% <text:span text:style-name="T77">of surveyed Millennials aged </text:span>18 <text:span text:style-name="T77">to </text:span>24 <text:span text:style-name="T77">said they owned a smartphone.</text:span><text:span text:style-name="T77"><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4">During</text:span> a listening session with my campus, <text:span text:style-name="T73">I heard one major concern from our students: H</text:span>ow <text:span text:style-name="T73">could </text:span>they could access e-learning systems from their phones? With loud voice<text:span text:style-name="T73">s</text:span>, students <text:span text:style-name="T73">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4">both</text:span> the <text:span text:style-name="Emphasis">model</text:span> of e-learning and <text:span text:style-name="T154">the </text:span><text:span text:style-name="Emphasis"><text:span text:style-name="T154">method</text:span></text:span><text:span text:style-name="T154"> of accessing </text:span>e-learning systems. M-learning is about <text:span text:style-name="T75">responding to </text:span><text:span text:style-name="T20">the mobility of the student</text:span>, and recognizing that <text:span text:style-name="T20">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5">change will continue</text:span>. Students <text:span text:style-name="T75">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9">in partnership</text:span> with the students we serve. To meet <text:span text:style-name="T75">the challenges this </text:span>future <text:span text:style-name="T75">technology </text:span>landscape <text:span text:style-name="T75">presents us</text:span>, we cannot expect an <text:span text:style-name="T76">i</text:span>vory <text:span text:style-name="T76">t</text:span>ower to dictate how students will adopt technology. That era is long past. Instead, institutions need to work together with students—and examine how to adapt technology to serve <text:span text:style-name="T154">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91" text:outline-level="3">Review and discussion questions</text:h>
      <text:list xml:id="list105515693565806" text:continue-numbering="true" text:style-name="List_20_1">
        <text:list-item>
          <text:p text:style-name="P324">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4">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4">Jim explains how addressing a seemingly simple student need to make learning resource "more mobile" required changes to multiple domains and initiatives—from <text:span text:style-name="T120">campus </text:span>infrastructure to software design to pedagogy <text:span text:style-name="T120">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9"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79">in the</text:span>faculty group for Telecommunication Systems Management. <text:span text:style-name="T79">He holds</text:span> a Bachelor's of Science in Computer Science and Mathematics, as well as a Master's Degree in Telecommunication Systems Management.</text:p>
      <text:p text:style-name="P122">Randall Joyce is an instructor at Murray State University <text:span text:style-name="T79">in the </text:span>Telecommunication Systems Management <text:span text:style-name="T79">program</text:span>, where <text:span text:style-name="T78">he</text:span> lectures students in the areas of cybersecurity, virtualization, and wireless. <text:span text:style-name="T78">He</text:span> has an M.S in Health Informatics from Northern Kentucky, <text:span text:style-name="T79">an</text:span> M.S. in Telecommunications Systems Management from Murray State University, and B.S. in Telecommunications Systems Management from Murray State University.</text:p>
      <text:h text:style-name="P292" text:outline-level="3">Review and discussion questions</text:h>
      <text:list xml:id="list105516849378645" text:continue-numbering="true" text:style-name="List_20_1">
        <text:list-item>
          <text:p text:style-name="P325">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5">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5">Brandon and Randall note that their open approach allows them to "train these students how to train themselves." What does this mean? Would an open approach help your educational organization do the same?</text:p>
        </text:list-item>
      </text:list>
      <text:h text:style-name="P249"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20"><text:soft-page-break/>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92" text:outline-level="3">Review and discussion questions</text:h>
      <text:list xml:id="list105516344906495" text:continue-numbering="true" text:style-name="List_20_1">
        <text:list-item>
          <text:p text:style-name="P326">How <text:span text:style-name="T103">is your educational organization bridging </text:span>the gap between the traditional, teacher-centred instruction and assessment model to one that is more collaborative, open, and peer-based?</text:p>
        </text:list-item>
        <text:list-item>
          <text:p text:style-name="P326">What steps can you take to encourage <text:span text:style-name="T103">your educational organization </text:span>to move from an archaic model suited for the industrial age to a "pull based" model, where students have, as <text:span text:style-name="T103">David </text:span>describes, "high standards without standardization" and <text:span text:style-name="T103">are thus </text:span>better able to develop the skills needed in today's innovation economy?</text:p>
        </text:list-item>
        <text:list-item>
          <text:p text:style-name="P326"><text:span text:style-name="T103">David</text:span> offers a compelling case for <text:span text:style-name="T103">several ways</text:span> Open Source Learning can produce a paradigm shift for teachers and students. How can you and your colleagues leverage the principles of openness to build the trust and transparency <text:span text:style-name="T103">necessary for</text:span> <text:span text:style-name="T103">effecting</text:span> <text:span text:style-name="T103">these kinds of changes</text:span> in more classrooms and schools?</text:p>
        </text:list-item>
      </text:list>
      <text:h text:style-name="P250" text:outline-level="2"><text:bookmark-start text:name="__RefHeading___Toc3401_169002272"/><text:span text:style-name="T54">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6">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60">"</text:span>syllabus week<text:span text:style-name="T160">"</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4">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61">in which</text:span> students feel safe and supported <text:soft-page-break/><text:span text:style-name="T161">while </text:span>learning. <text:span text:style-name="T162">T</text:span>o accommodate evolving student concerns throughout the semester, <text:span text:style-name="T162">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93" text:outline-level="3">Review and discussion questions</text:h>
      <text:list xml:id="list105515569006336" text:continue-numbering="true" text:style-name="List_20_1">
        <text:list-item>
          <text:p text:style-name="P317">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7">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7">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50"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9">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5517396204584" text:continue-list="list105516126216884"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49">p</text:span>resident and <text:span text:style-name="T49">c</text:span>hief <text:span text:style-name="T49">e</text:span>xecutive <text:span text:style-name="T49">o</text:span>fficer of Red Hat, the world's leading provider of open source enterprise IT products and services.</text:p>
      <text:h text:style-name="P293" text:outline-level="3">Review and discussion questions</text:h>
      <text:list xml:id="list105516174049156" text:continue-list="list105515569006336" text:style-name="List_20_1">
        <text:list-item>
          <text:p text:style-name="Activity_20_Body">Jim explains that the purpose of education during the Industrial <text:span text:style-name="T132">Age</text:span> was to prepare students "to perform rote tasks repeatedly in closed organizations with little contextual perspective," and that this purpose is outmoded in today's world. In what ways is the <text:span text:style-name="T132">i</text:span>ndustrial model of education outmoded? What <text:span text:style-name="T132">is the purpose of education today? </text:span>Do you think your organization is successfully meeting this purpose?</text:p>
        </text:list-item>
        <text:list-item>
          <text:p text:style-name="P317">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7">Jim observes that "most traditional educational organizations aren't inclined toward sharing." What examples <text:span text:style-name="T132">does he give </text:span>to support this statement? <text:span text:style-name="T132">Does your educational organization value </text:span>collaborative academic work <text:span text:style-name="T132">between</text:span> educators? <text:span text:style-name="T132">Between </text:span>students?</text:p>
        </text:list-item>
      </text:list>
      <text:h text:style-name="P235" text:outline-level="1"><text:bookmark-start text:name="__RefHeading___Toc11329_2537557969"/>Case Studies<text:bookmark-end text:name="__RefHeading___Toc11329_2537557969"/></text:h>
      <text:h text:style-name="P241"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1">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05517003996002" text:continue-list="list10551739620458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100"><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101">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41"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41"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41"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101">a</text:span>uthored <text:span text:style-name="T101">p</text:span>rojects</text:h>
      <text:p text:style-name="Text_20_body">Projects at RCOS span a wide variety of topics and have life spans from one semester to several years (and ongoing). Sample projects include:</text:p>
      <text:list xml:id="list105517562848438"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1">y</text:span><text:span text:style-name="T101"><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4" text:outline-level="3">Review and discussion questions</text:h>
      <text:list xml:id="list105517242293662" text:continue-list="list105516174049156" text:style-name="List_20_1">
        <text:list-item>
          <text:p text:style-name="P327">RCOS <text:span text:style-name="T121">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8">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8">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51"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5">&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text:span text:style-name="T174">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4">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05517202192148" text:continue-list="list105517562848438"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4">URL</text:span> to a folder of documents when a semester has concluded. Just <text:span text:style-name="Emphasis">getting</text:span> to the "upload" and "sharing" stages takes a good deal of time.</text:p>
      <text:h text:style-name="P271"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95" text:outline-level="3">Review and discussion questions</text:h>
      <text:list xml:id="list105516865455601" text:continue-list="list105517242293662" text:style-name="List_20_1">
        <text:list-item>
          <text:p text:style-name="P318">The authors wanted to bring students into the process of evaluating how textbooks are working (and not working) for <text:span text:style-name="T123">them</text:span>. Do you think <text:span text:style-name="T174">members</text:span> <text:span text:style-name="T174">of </text:span>your <text:span text:style-name="T123">educational </text:span>organization would <text:span text:style-name="T123">object to </text:span>the idea of opening textbook selection and evaluation to students? Why or why not? What strategies <text:span text:style-name="T123">could </text:span>could use to help faculty appreciate the need for a more collaborative approach to selecting texts?</text:p>
        </text:list-item>
        <text:list-item>
          <text:p text:style-name="P318">The authors raise the issue of <text:span text:style-name="T123">"</text:span>textbook economics,<text:span text:style-name="T123">"</text:span> noting that even though OER have a favorable price, some students would opt to pay for commercial textbooks because of the features these texts offer. <text:span text:style-name="T123">In your opinion, w</text:span>hat kinds of <text:span text:style-name="T123">textbook </text:span>features are worth paying for? What do these features add to the learning process? <text:span text:style-name="T123">How might you </text:span>replicate or improve upon these features in OER?</text:p>
        </text:list-item>
        <text:list-item>
          <text:p text:style-name="P318">While the idea of <text:span text:style-name="T123">opening </text:span>the processes and products of the authors<text:span text:style-name="T123">'</text:span> seminar project was a powerful one, the authors explain that ultimately continuing the project proved unsustainable. Why? Do these problems related to sustainability resonate with your own efforts to <text:span text:style-name="T123">"</text:span>go open<text:span text:style-name="T123">"</text:span>? What strategies <text:span text:style-name="T123">might help you solve </text:span>these problems?</text:p>
        </text:list-item>
      </text:list>
      <text:h text:style-name="P260"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05516232908336" text:continue-list="list105517202192148"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05517101085456"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7">them</text:span>.</text:p>
      <text:p text:style-name="Text_20_body">In the future, to better support an open classroom, I would make the following changes:</text:p>
      <text:list xml:id="list105515970972930" text:continue-numbering="true" text:style-name="List_20_2">
        <text:list-item>
          <text:p text:style-name="List"><text:span text:style-name="T158">Begin</text:span> the class by providing students with information about how open organizations work and examples of open organizations.</text:p>
        </text:list-item>
        <text:list-item>
          <text:p text:style-name="List"><text:span text:style-name="T158">Create</text:span> one or two in-class activities (early in the term) that allow students to experience open principles and <text:span text:style-name="T158">observe </text:span>how they work in an organization.</text:p>
        </text:list-item>
        <text:list-item>
          <text:p text:style-name="List"><text:soft-page-break/><text:span text:style-name="T158">Create </text:span>activities to instill a foundation of professionalism (in order to employ open organization principles, students need to have an understanding of the boundaries of professional behavior).</text:p>
        </text:list-item>
        <text:list-item>
          <text:p text:style-name="List"><text:span text:style-name="T158">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6" text:outline-level="3">Review and discussion questions</text:h>
      <text:list xml:id="list105516877844335" text:continue-list="list105516865455601" text:style-name="List_20_1">
        <text:list-item>
          <text:p text:style-name="P323">Heidi <text:span text:style-name="T129">found</text:span> a direct connection between student engagement and what she calls an <text:span text:style-name="T129">"</text:span>open approach<text:span text:style-name="T129">"</text:span> to learning. What examples <text:span text:style-name="T129">does she offer to </text:span>demonstrate this connection? <text:span text:style-name="T129">To successfully increase engagement in your educational organization, w</text:span>hat strategies have you tried? Do any of these strategies integrate open principles?</text:p>
        </text:list-item>
        <text:list-item>
          <text:p text:style-name="P329">Community is <text:span text:style-name="T129">one</text:span> essential principle of an open organization. Heidi talks about how an emphasis on community not only engaged her students in the learning process, but <text:span text:style-name="T129">also </text:span>taught her valuable lessons as well. What did Heidi learn about the community norms of her students? How did Heidi and her students resolve differences in these norms?</text:p>
        </text:list-item>
        <text:list-item>
          <text:p text:style-name="Activity_20_Body"><text:span text:style-name="T129">When Heidi</text:span> invited her students to collaborate in co-constructi<text:span text:style-name="T129">ng</text:span> important course documents <text:span text:style-name="T129">(</text:span>like the disruption policy and the policy regarding work submitted late<text:span text:style-name="T129">)</text:span> on GitHub, only a very small number of students forked the documents and made changes. Why do you think more students did not engage in this collaborative process? Do you think the complexity of the technology (in this case GitHub) got in <text:span text:style-name="T130">their</text:span> way? What other <text:span text:style-name="T131">(perhaps lower-tech) </text:span>solutions might <text:span text:style-name="T131">you use </text:span>to catalyze robust collaboration <text:span text:style-name="T131">in your own classroom or educational organization</text:span>?</text:p>
        </text:list-item>
      </text:list>
      <text:h text:style-name="P241" text:outline-level="2"><text:bookmark-start text:name="__RefHeading___Toc21626_3512989452"/>An open process for discovering <text:span text:style-name="T47">our</text:span> <text:span text:style-name="T46">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5">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5">I </text:span>felt <text:span text:style-name="T155">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5">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5">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5">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6">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3">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5">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05516600562780" text:continue-list="list10551597097293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5">Learning </text:span>Center in Durham, North Carolina. Hill <text:span text:style-name="T155">Learning </text:span>Center is a private-public, K‒12 model that serves students who are struggling academically—especially those with learning differences and attention challenges—and their teachers.</text:p>
      <text:h text:style-name="P297" text:outline-level="3">Review and discussion questions</text:h>
      <text:list xml:id="list105515777791290" text:continue-list="list105516877844335" text:style-name="List_20_1">
        <text:list-item>
          <text:p text:style-name="P319"><text:span text:style-name="T114">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4">y</text:span>our education<text:span text:style-name="T155">al</text:span> organization lose if its longest-serving members left tomorrow? How might you begin archiving and preserving this knowledge? <text:span text:style-name="T114">How would future members of the organizational community benefit from it?</text:span></text:p>
        </text:list-item>
        <text:list-item>
          <text:p text:style-name="P319">Beth notes that her decision to "open up" the process of crafting Hill Learning Center's core values engaged <text:span text:style-name="T114">faculty who </text:span>had <text:span text:style-name="T114">otherwise </text:span>not <text:span text:style-name="T114">paid </text:span>much attention to the effort. <text:span text:style-name="T114">W</text:span>ould taking a<text:span text:style-name="T114">n</text:span> open approach to one of your organization's initiatives activate passionate participation from stakeholders? And would that participation influence the results of your work?</text:p>
        </text:list-item>
        <text:list-item>
          <text:p text:style-name="P319">"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52" text:outline-level="2"><text:bookmark-start text:name="__RefHeading___Toc5594_2546339137"/>5PH1NX: 5tudent Peer Heuristic for 1Nformation Xchange (a slightly transmedia use case in <text:span text:style-name="T94">Open Source Learning</text:span> and <text:span text:style-name="T94">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2">In <text:span text:style-name="T19">The Principles of Psychology</text:span> (1890), William James wrote, "The faculty of voluntarily bringing back a wandering attention, over and over again, is the very root of judgment, character and will. No one is <text:span text:style-name="T19">compos sui</text:span> if he have it not. An education which should improve this faculty would be the education par excellence.<text:span text:style-name="T116">"</text:span></text:p>
      <text:p text:style-name="P222">How have your experiences in this course helped you focus your attention? What do you still need to work on? What elements of the following text (from Haruki Murakami's <text:span text:style-name="T19">1Q84</text:span>) draw your attention and help you construct meaning?</text:p>
      <text:p text:style-name="P222">The driver nodded and took the money. "Would you like a receipt?"</text:p>
      <text:p text:style-name="P222">"No need. And keep the change."</text:p>
      <text:p text:style-name="P222">"Thanks very much," he said. "Be care<text:span text:style-name="T19">f</text:span>ul, it looks windy out there. Don't sl<text:span text:style-name="T19">i</text:span>p."</text:p>
      <text:p text:style-name="P222">"I'll be careful," Aomame said.</text:p>
      <text:p text:style-name="P222">"A<text:span text:style-name="T19">n</text:span>d also," the <text:span text:style-name="T19">d</text:span>river said, facing <text:span text:style-name="T19">t</text:span>he mirror, "please remember: t<text:span text:style-name="T19">h</text:span>ings are not what they seem."</text:p>
      <text:p text:style-name="P222"><text:soft-page-break/><text:span text:style-name="T19">Things are not what they seem</text:span>, Aomame repeated mentally. "What do you mean by that?" she asked with knitt<text:span text:style-name="T19">e</text:span>d brows. The driver chose his words carefully: "It's <text:span text:style-name="T19">j</text:span>ust that y<text:span text:style-name="T19">o</text:span>u're about to do something <text:span text:style-name="T19">out of the ordinary</text:span>. Am I right? People do not ordinarily climb down the emergency stairs of the Metropolitan Expressway in the middle of the day— especially women."</text:p>
      <text:p text:style-name="P222">"I suppose you're right."</text:p>
      <text:p text:style-name="P222">"Right. And after you do something like that, the everyday loo<text:span text:style-name="T19">k</text:span> of things might seem to chang<text:span text:style-name="T19">e</text:span> a little. Things may look <text:span text:style-name="T19">different</text:span> to you than they did before. I've had that experience myself. But don't let appearance<text:span text:style-name="T19">s</text:span> fool you. There's always only one reality."</text:p>
      <text:p text:style-name="P222">The letters in italics appeared on the blog in blue font, in contrast to the rest of the black text. Together they form a message:</text:p>
      <text:p text:style-name="P222"><text:span text:style-name="T19">Find the jokers</text:span>.</text:p>
      <text:p text:style-name="P46">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05515719632431" text:continue-list="list10551660056278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7">f</text:span>itness, physical <text:span text:style-name="T97">f</text:span>itness, spiritual <text:span text:style-name="T97">f</text:span>itness, civic <text:span text:style-name="T97">f</text:span>itness, and technological <text:span text:style-name="T97">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72"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9">.</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6">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6">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8">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6">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8">(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8">H</text:span>e continues to mentor teachers and teach high school courses on California's Central Coast.</text:p>
      <text:h text:style-name="P298" text:outline-level="3">Review and discussion questions</text:h>
      <text:list xml:id="list105515885742163" text:continue-list="list105515777791290" text:style-name="List_20_1">
        <text:list-item>
          <text:p text:style-name="P330">"Heroes don't respond to syllab<text:span text:style-name="T117">i," David writes.</text:span> <text:span text:style-name="T117">"</text:span>They respond to calls to adventure.<text:span text:style-name="T117">" What's the difference between a syllabus and an adventure? How might you incorporate that distinction into your own work?</text:span></text:p>
        </text:list-item>
        <text:list-item>
          <text:p text:style-name="P331">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31">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9">in order </text:span>to enact it?</text:p>
        </text:list-item>
      </text:list>
      <text:h text:style-name="P253"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9">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9">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5">Reisinger </text:span>is the Director of Technology for Penn Manor School District in Lancaster County, <text:span text:style-name="T61">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7">him</text:span> on Twitter <text:span text:style-name="T61">at</text:span> @charlie3.</text:p>
      <text:h text:style-name="P299" text:outline-level="3">Review and discussion questions</text:h>
      <text:list xml:id="list105517655438753" text:continue-numbering="true" text:style-name="List_20_1">
        <text:list-item>
          <text:p text:style-name="P332">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9">in order </text:span>to cultivate those connections and build that trust?</text:p>
        </text:list-item>
        <text:list-item>
          <text:p text:style-name="P333">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4">In Charlie's school, <text:span text:style-name="T108">"e</text:span>ach student has root access on their school-issued Linux laptop<text:span text:style-name="T108">"—the ultimate form of control over this tool. In what ways could your educational organization empower stakeholders with greater forms of control? How would this impact levels of trust and collaboration at your organization?</text:span></text:p>
        </text:list-item>
      </text:list>
      <text:h text:style-name="P254"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2">well</text:span> Bushong is a high school student and Student Technology Apprentice attending Penn Manor High School in Lancaster County, <text:span text:style-name="T61">PA</text:span>. He plays boys volleyball year-<text:span text:style-name="T62">round</text:span> <text:span text:style-name="T62">on both </text:span>club and school teams, and manages the Penn Manor's girls volleyball team during their season. His goal is to impact the world through technology with ambitions of holding an IT based occupation after high school.</text:p>
      <text:h text:style-name="P300" text:outline-level="3">Review and discussion questions</text:h>
      <text:list xml:id="list105517479023942" text:continue-numbering="true" text:style-name="List_20_1">
        <text:list-item>
          <text:p text:style-name="P335">According to Maxwell, what are the principal benefits of empowering students to play a larger role in shaping their educational experiences? Would doing the same in your organization have the same benefits—or additional ones?</text:p>
        </text:list-item>
        <text:list-item>
          <text:p text:style-name="P336">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5">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61"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6</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73"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8" text:note-class="footnote"><text:note-citation>108</text:note-citation><text:note-body><text:p text:style-name="Footnote">http://foss2serve.org/index.php/Instructor_Experiences</text:p></text:note-body></text:note></text:p>
      <text:p text:style-name="P43"><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09</text:note-citation><text:note-body><text:p text:style-name="Footnote">http://foss2serve.org/index.php/POSSE</text:p></text:note-body></text:note> which met in Bologna, Italy, on July 1 and 2 of that year.<text:note text:id="ftn110"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42"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42"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42"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59">is an assistant professor in the Department of Computer Science and Engineering at Manav Rachna International Institute of Research and Studies in Faridabad, India.</text:span> <text:span text:style-name="T60">She was formerly an intern for Outreachy and is currently a member of the GNOME Foundation.</text:span></text:p>
      <text:h text:style-name="P300" text:outline-level="3">Review and discussion questions</text:h>
      <text:list xml:id="list105516849536792" text:continue-numbering="true" text:style-name="List_20_1">
        <text:list-item>
          <text:p text:style-name="P320">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20">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20">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5"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1</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0">(</text:span>"communicate with one another principally by means of a neutral language"<text:span text:style-name="T170">)</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2</text:note-citation><text:note-body><text:p text:style-name="Footnote">https://www.airspacemag.com/as-next/as-next-may-unbelievablebuttrue-180968355/</text:p></text:note-body></text:note> to works of poetry<text:note text:id="ftn113" text:note-class="footnote"><text:note-citation>113</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4"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5</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301" text:outline-level="3">Review and discussion questions</text:h>
      <text:list xml:id="list105517493577248" text:continue-numbering="true" text:style-name="List_20_1">
        <text:list-item>
          <text:p text:style-name="P337">Do you feel linguistic issues inhibit use of your educational organization's materials? If so, how might you begin addressing this issue?</text:p>
        </text:list-item>
        <text:list-item>
          <text:p text:style-name="P337">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7">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41" text:outline-level="2"><text:bookmark-start text:name="__RefHeading___Toc10197_1036237620"/>Crowdsourcing <text:span text:style-name="T51">our</text:span> way to a <text:span text:style-name="T51">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5516970460760" text:continue-list="list105515719632431"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5516926822690" text:continue-list="list105516721641050"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02" text:outline-level="3">Review and discussion questions</text:h>
      <text:list xml:id="list105517378844846" text:continue-list="list105517493577248" text:style-name="List_20_1">
        <text:list-item>
          <text:p text:style-name="P338">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8">Could you "open up" critical decision making processes in your educational organization? What would you do? How would you start?</text:p>
        </text:list-item>
        <text:list-item>
          <text:p text:style-name="P338">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6" text:outline-level="2"><text:bookmark-start text:name="__RefHeading___Toc13369_3512989452"/>How our <text:span text:style-name="T127">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7" text:note-class="footnote"><text:note-citation>117</text:note-citation><text:note-body><text:p text:style-name="Footnote">http://csbyus.org/</text:p></text:note-body></text:note> a student-run organization based at Duke, we connect university students to middle school students, mostly from <text:span text:style-name="T164">T</text:span>itle I schools across North Carolina's Research Triangle Park.<text:note text:id="ftn118"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4"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5">s</text:span>" technological goals.</text:p>
      <text:p text:style-name="Text_20_body">In addition to balancing time across our organization, we have to be flexible in the ways we communicate. As a remote member of the team, I'm writing this <text:span text:style-name="T165">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5">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6">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20"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3</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7">'ve</text:span> described <text:span text:style-name="T167">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02" text:outline-level="3">Review and discussion questions</text:h>
      <text:list xml:id="list105516174220854" text:continue-numbering="true" text:style-name="List_20_1">
        <text:list-item>
          <text:p text:style-name="P339">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40">"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21"><text:span text:style-name="T132">"</text:span>Regardless of whether you work,<text:span text:style-name="T132">" Tanner argues, "</text:span>principles like transparency and community are almost always the best foundation for a successful organization.<text:span text:style-name="T132">" Do you agree? Can you think of instances in which this isn't the case? Why or why not?</text:span></text:p>
        </text:list-item>
      </text:list>
      <text:h text:style-name="P257"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4" text:note-class="footnote"><text:note-citation>124</text:note-citation><text:note-body><text:p text:style-name="P105">See Tanner Johnson's contribution to this volume.</text:p></text:note-body></text:note> and we've created an open source web platform to facilitate more flexible, adaptable, and tested curricula for computer science educators.<text:note text:id="ftn125"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5">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6">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6">for</text:span> adapt<text:span text:style-name="T146">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6">she began</text:span> working <text:span text:style-name="T146">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7">remaining</text:span> attentive and engaged <text:span text:style-name="T147">in the work</text:span>. On the other hand, another group of students seemed to have more trouble focusing in the classroom—or even being motivated to engage with <text:span text:style-name="T147">computer science </text:span>topics <text:span text:style-name="T147">or </text:span>skills <text:span text:style-name="T147">to begin with</text:span>. Witnessing <text:soft-page-break/>this difference among students, <text:span text:style-name="T147">Barton saw how </text:span>important <text:span text:style-name="T147">it is for </text:span>curriculum <text:span text:style-name="T147">to be </text:span>adaptable in multiple ways <text:span text:style-name="T147">so </text:span>students <text:span text:style-name="T147">could engage with it </text:span>at their <text:span text:style-name="T147">respective </text:span>level<text:span text:style-name="T147">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8">on</text:span> these subtleties allows <text:span text:style-name="T148">for </text:span>the possibility of applying different strateg<text:span text:style-name="T148">ies</text:span>, and these changes are <text:span text:style-name="T148">then </text:span>applied to <text:span text:style-name="T148">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8">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8">those </text:span>curricul<text:span text:style-name="T148">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8">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8">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03" text:outline-level="3">Review and discussion questions</text:h>
      <text:list xml:id="list105516565961000" text:continue-numbering="true" text:style-name="List_20_1">
        <text:list-item>
          <text:p text:style-name="P322">Amarachi notes that integrating open source practices into curriculum development is key to making <text:span text:style-name="T149">curricula</text:span> adaptable for different students. What are some of these practices? What is the relationship between these practices and <text:span text:style-name="T124">more malleable curricula</text:span>?</text:p>
        </text:list-item>
        <text:list-item>
          <text:p text:style-name="P322">Although <text:span text:style-name="T124">it's</text:span> easy to see the advantages of personalizing computer science curricula through what Amarachi calls the "back-and-forth" iterative process of curriculum development, would this kind of process work at your own <text:span text:style-name="T124">educational </text:span>organization? What roadblocks <text:span text:style-name="T124">might </text:span>educators at your organization might face if they <text:span text:style-name="T124">attempt</text:span> this kind of process?</text:p>
        </text:list-item>
        <text:list-item>
          <text:p text:style-name="P322">Amarachi explains that working with an adaptable computer science curriculum is especially important when teaching students who are traditionally underrepresented in the field of computer science. What do you think is the connection between a curriculum<text:span text:style-name="T124">'</text:span>s adaptability and the level of engagement from <text:span text:style-name="T127">underrepresented</text:span> students? <text:span text:style-name="T124">When have you </text:span>experienced, either as an educator or a student, a disconnect between a curriculum and <text:span text:style-name="T127">particular </text:span>student population<text:span text:style-name="T128">s</text:span>?</text:p>
        </text:list-item>
      </text:list>
      <text:h text:style-name="P236" text:outline-level="1"><text:bookmark-start text:name="__RefHeading___Toc588_2023088379"/>Activities<text:bookmark-end text:name="__RefHeading___Toc588_2023088379"/></text:h>
      <text:h text:style-name="P262"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Chernik &amp; Tanner Johnson<text:bookmark-end text:name="__RefHeading___Toc1545_2651233811"/></text:p>
      <text:p text:style-name="P197"><text:span text:style-name="Chapter_20_Type_20_Title"><text:span text:style-name="T44">activity</text:span></text:span></text:p>
      <text:p text:style-name="P197"><text:span text:style-name="T80">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80">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75" text:outline-level="3"><text:soft-page-break/>Facilitation steps</text:h>
      <text:p text:style-name="P49"><text:span text:style-name="Exercise_20_Step"><text:span text:style-name="T32">Step 0.</text:span></text:span><text:span text:style-name="T32"> Before you do anything else, determine whether you </text:span><text:span text:style-name="Emphasis"><text:span text:style-name="T32">actually</text:span></text:span><text:span text:style-name="T32">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05516566380899" text:continue-list="list105516970460760"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2">Step 1.</text:span></text:span><text:span text:style-name="T32"> Prepare the agenda. Once you've thoughtfully determined that a meeting is necessary,</text:span><text:span text:style-name="T32"><text:note text:id="ftn127" text:note-class="footnote"><text:note-citation>127</text:note-citation><text:note-body><text:p text:style-name="Footnote">https://www.atlassian.com/blog/teamwork/how-to-run-effective-meetings</text:p></text:note-body></text:note></text:span><text:span text:style-name="T32">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05516095036333"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2">Step 2.</text:span></text:span><text:span text:style-name="T32">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05517381521691"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2">Step 3.</text:span></text:span><text:span text:style-name="T32"> Finish on time—and close with actions. </text:span><text:span text:style-name="Emphasis"><text:span text:style-name="T32">Always end the meeting on time.</text:span></text:span><text:span text:style-name="T32">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5515710679556"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62"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4">activity</text:span></text:span></text:p>
      <text:p text:style-name="P197"><text:span text:style-name="T31">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29</text:note-citation><text:note-body><text:p text:style-name="Footnote">https://www.ready.gov/business/testing/exercises</text:p></text:note-body></text:note></text:p>
      <text:h text:style-name="P275"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0" text:note-class="footnote"><text:note-citation>130</text:note-citation><text:note-body><text:p text:style-name="Footnote">https://www.kali.org/</text:p></text:note-body></text:note></text:p>
      <text:p text:style-name="Text_20_body"><text:span text:style-name="Inline_20_Subhead">Facilitator objectives:</text:span> <text:span text:style-name="T88">i</text:span>ntroduce <text:span text:style-name="T86">digital forensics </text:span>skill sets needed, <text:span text:style-name="T88">i</text:span>ntroduce the scenario, <text:span text:style-name="T88">g</text:span>uide the teams through the <text:soft-page-break/>process <text:span text:style-name="T86">without revealing solutions, and g</text:span>ive teams the ground rules for the game</text:p>
      <text:p text:style-name="Text_20_body"><text:span text:style-name="Inline_20_Subhead">Participant expectations:</text:span> <text:span text:style-name="T88">a</text:span>ll team members must be willing to actively participate <text:span text:style-name="T88">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8">g</text:span>ame <text:span text:style-name="T88">c</text:span>lue <text:span text:style-name="T88">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text:soft-page-break/>Goal: Find the final passcode and catch the suspect.</text:p>
      <text:p text:style-name="Figure_20_Caption">Figure 3: Example of CCCTF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76"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0551687369080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2">Step 10.</text:span></text:span><text:span text:style-name="T32"> Set rules for playing the game:</text:span></text:p>
      <text:list xml:id="list105517374350357"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8">T</text:span>eam that finishes the fastest with the right answer wins (i.e., first, second, and third place prices)</text:p>
        </text:list-item>
        <text:list-item>
          <text:p text:style-name="List">Maximum time limit of two hours</text:p>
        </text:list-item>
      </text:list>
      <text:h text:style-name="Heading_20_4" text:outline-level="4"><text:soft-page-break/>Phase 2: Forensic <text:span text:style-name="T88">a</text:span>nalysis</text:h>
      <text:p text:style-name="P78"><text:span text:style-name="Exercise_20_Step"><text:span text:style-name="T32">Step 1.</text:span></text:span><text:span text:style-name="T32"> Divide learners into teams of two to three people.</text:span></text:p>
      <text:p text:style-name="P78"><text:span text:style-name="Exercise_20_Step"><text:span text:style-name="T32">Step 2. </text:span></text:span><text:span text:style-name="T32">Provide game rules to CCCTF teams.</text:span></text:p>
      <text:p text:style-name="P78"><text:span text:style-name="Exercise_20_Step"><text:span text:style-name="T32">Step 3.</text:span></text:span><text:span text:style-name="T32"> Provide teams with all the manipulatives used during the game as follows:</text:span></text:p>
      <text:list xml:id="list105516198049925"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7">you will</text:span> use to perform forensic analysis</text:p>
        </text:list-item>
      </text:list>
      <text:p text:style-name="P78"><text:span text:style-name="Exercise_20_Step"><text:span text:style-name="T32">Step 4.</text:span></text:span><text:span text:style-name="T32"> Provide the image to the learners for analysis. </text:span></text:p>
      <text:p text:style-name="P49"><text:span text:style-name="Exercise_20_Step"><text:span text:style-name="T32">Step 5.</text:span></text:span><text:span text:style-name="T32"> Answer any questions about the game for clarification prior to the start of the game.</text:span></text:p>
      <text:p text:style-name="P49"><text:span text:style-name="Exercise_20_Step"><text:span text:style-name="T32">Step 6.</text:span></text:span><text:span text:style-name="T32"> Remind teams that they can use their notes covered in the earlier session in reference to digital forensic techniques.</text:span></text:p>
      <text:p text:style-name="P78"><text:span text:style-name="Exercise_20_Step"><text:span text:style-name="T32">Step 7.</text:span></text:span><text:span text:style-name="T32"> Start the game.</text:span></text:p>
      <text:p text:style-name="P78"><text:span text:style-name="Exercise_20_Step"><text:span text:style-name="T32">Step 8.</text:span></text:span><text:span text:style-name="T32">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9">Step 1</text:span></text:span><text:span text:style-name="Exercise_20_Step">.</text:span> Determine which team is in first, second, and third place.</text:p>
      <text:p text:style-name="Text_20_body"><text:span text:style-name="Exercise_20_Step"><text:span text:style-name="T89">Step </text:span></text:span><text:span text:style-name="Exercise_20_Step">2.</text:span> Validate answers (i.e., passcodes/flags and suspected criminal).</text:p>
      <text:p text:style-name="Text_20_body"><text:span text:style-name="Exercise_20_Step"><text:span text:style-name="T89">Step </text:span></text:span><text:span text:style-name="Exercise_20_Step">3.</text:span> Award prizes.</text:p>
      <text:h text:style-name="P277" text:outline-level="3">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text:soft-page-break/>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text:span text:style-name="Inline_20_Subhead">Facilitator objectives:</text:span> introduce digital forensics skill sets needed, <text:span text:style-name="T89">i</text:span>ntroduce the scenario, <text:span text:style-name="T89">g</text:span>uide the teams through the process <text:span text:style-name="T86">without revealing solutions, g</text:span>ive teams the ground rules for the game, <text:span text:style-name="T89">and i</text:span>ntroduce the concept of roles</text:p>
      <text:p text:style-name="Text_20_body"><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p text:style-name="Figure_20_Callout"><text:soft-page-break/>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9">g</text:span>ame <text:span text:style-name="T89">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0">g</text:span>ame <text:span text:style-name="T90">c</text:span>lue <text:span text:style-name="T90">o</text:span>bjective <text:span text:style-name="T90">(</text:span>Dropbox<text:span text:style-name="T90">)</text:span></text:p>
      <text:p text:style-name="Figure_20_Callout">Clue 6</text:p>
      <text:p text:style-name="Figure_20_Callout">Objective: MySQL<text:note text:id="ftn133"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0">g</text:span>ame <text:span text:style-name="T90">c</text:span>lue <text:span text:style-name="T90">o</text:span>bjective <text:span text:style-name="T90">(</text:span>MySQL<text:span text:style-name="T90">)</text:span></text:p>
      <text:h text:style-name="P278" text:outline-level="3"><text:soft-page-break/>Facilitation steps</text:h>
      <text:h text:style-name="Heading_20_4" text:outline-level="4">Phase 1: Preparation</text:h>
      <text:p text:style-name="P79"><text:span text:style-name="Exercise_20_Step"><text:span text:style-name="T32">Step 1.</text:span></text:span><text:span text:style-name="T32"> Cover background topics on Dropbox content, like:</text:span></text:p>
      <text:list xml:id="list105515892885097"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2">Step 2.</text:span></text:span><text:span text:style-name="T32"> Create a WLCTF game scenario.</text:span></text:p>
      <text:p text:style-name="P79"><text:span text:style-name="Exercise_20_Step"><text:span text:style-name="T32">Step 3.</text:span></text:span><text:span text:style-name="T32"> Create a LEGO model of crime scene with appropriate characters.</text:span></text:p>
      <text:p text:style-name="P79"><text:span text:style-name="Exercise_20_Step"><text:span text:style-name="T32">Step 4.</text:span></text:span><text:span text:style-name="T32"> Install a base installation of Dropbox and make an image of the instance.</text:span></text:p>
      <text:p text:style-name="P79"><text:span text:style-name="Exercise_20_Step"><text:span text:style-name="T32">Step 5.</text:span></text:span><text:span text:style-name="T32"> Include passcode/flag in the configuration file for Dropbox.</text:span></text:p>
      <text:p text:style-name="P79"><text:span text:style-name="Exercise_20_Step"><text:span text:style-name="T32">Step 6.</text:span></text:span><text:span text:style-name="T32"> Create character cards with background information for each of the characters for the scenarios.</text:span></text:p>
      <text:p text:style-name="P79"><text:span text:style-name="Exercise_20_Step"><text:span text:style-name="T32">Step 7.</text:span></text:span><text:span text:style-name="T32"> For each clue, create a skill worksheet on which following information is both provided and captured:</text:span></text:p>
      <text:list xml:id="list105516113806451"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Forensic Analysis</text:h>
      <text:p text:style-name="P80"><text:span text:style-name="Exercise_20_Step"><text:span text:style-name="T32">Step 1.</text:span></text:span><text:span text:style-name="T32"> Divide learners into teams of three to four people.</text:span></text:p>
      <text:p text:style-name="P80"><text:span text:style-name="Exercise_20_Step"><text:span text:style-name="T32">Step 2.</text:span></text:span><text:span text:style-name="T32"> Provide game parameters to WLCTF teams.</text:span></text:p>
      <text:p text:style-name="P80"><text:span text:style-name="Exercise_20_Step"><text:span text:style-name="T32">Step 3.</text:span></text:span><text:span text:style-name="T32"> Provide teams with all the manipulatives used during the game as follows:</text:span></text:p>
      <text:list xml:id="list10551689643939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text:soft-page-break/>role descriptions for each team member</text:p>
        </text:list-item>
        <text:list-item>
          <text:p text:style-name="List">the first clue</text:p>
        </text:list-item>
        <text:list-item>
          <text:p text:style-name="List">the Kali Linux instance <text:span text:style-name="T177">you will </text:span>use to perform forensic analysis</text:p>
        </text:list-item>
      </text:list>
      <text:p text:style-name="P80"><text:span text:style-name="Exercise_20_Step"><text:span text:style-name="T32">Step 4.</text:span></text:span><text:span text:style-name="T32"> Provide the image to participants for analysis.</text:span></text:p>
      <text:p text:style-name="P80"><text:span text:style-name="Exercise_20_Step"><text:span text:style-name="T32">Step 5.</text:span></text:span><text:span text:style-name="T32"> Answer any questions about the game for clarification prior to the start of the game.</text:span></text:p>
      <text:p text:style-name="P80"><text:span text:style-name="Exercise_20_Step"><text:span text:style-name="T32">Step 6.</text:span></text:span><text:span text:style-name="T32"> Remind teams that they can use their notes covered in the earlier session in reference to digital forensic techniques.</text:span></text:p>
      <text:p text:style-name="P80"><text:span text:style-name="Exercise_20_Step"><text:span text:style-name="T32">Step 7.</text:span></text:span><text:span text:style-name="T32"> Start the game.</text:span></text:p>
      <text:p text:style-name="P80"><text:span text:style-name="Exercise_20_Step"><text:span text:style-name="T32">Step 8.</text:span></text:span><text:span text:style-name="T32">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43" text:outline-level="4">Phase 3: Game reflection</text:h>
      <text:p text:style-name="P80"><text:span text:style-name="Exercise_20_Step"><text:span text:style-name="T32">Step 1.</text:span></text:span><text:span text:style-name="T32"> When all teams have completed the game, begin the discussion of each clue worksheet.</text:span></text:p>
      <text:p text:style-name="P80"><text:span text:style-name="Exercise_20_Step"><text:span text:style-name="T32">Step 2.</text:span></text:span><text:span text:style-name="T32"> Discuss the techniques used for solving the clues.</text:span></text:p>
      <text:p text:style-name="P80"><text:span text:style-name="Exercise_20_Step"><text:span text:style-name="T32">Step 3.</text:span></text:span><text:span text:style-name="T32"> Discuss participants' issues with solving clues.</text:span></text:p>
      <text:p text:style-name="P80"><text:span text:style-name="Exercise_20_Step"><text:span text:style-name="T32">Step 4.</text:span></text:span><text:span text:style-name="T32"> Discuss how the techniques can be used in other situations outside of the ones covered during the WLCTF.</text:span></text:p>
      <text:p text:style-name="P80"><text:span text:style-name="Exercise_20_Step"><text:span text:style-name="T32">Step 5.</text:span></text:span><text:span text:style-name="T32"> Discuss how the model helped with visualizing and analyzing the situation.</text:span></text:p>
      <text:h text:style-name="P279" text:outline-level="3">Reflection</text:h>
      <text:p text:style-name="P80">We <text:span text:style-name="T115">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text:soft-page-break/>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05516958675083"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9">i</text:span>ntroduce the scenario, <text:span text:style-name="T89">g</text:span>uide the teams through the process <text:span text:style-name="T86">without revealing solutions, g</text:span>ive teams the ground rules for the game, <text:span text:style-name="T89">and i</text:span>ntroduce the concept of roles</text:p>
        </text:list-item>
        <text:list-item>
          <text:p text:style-name="List"><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list-item>
      </text:list>
      <text:p text:style-name="Figure_20_Callout">Scenario: AnyCorp has had it<text:span text:style-name="T90">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0">g</text:span>ame <text:span text:style-name="T90">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0">g</text:span>ame <text:span text:style-name="T90">c</text:span>lue <text:span text:style-name="T90">o</text:span>bjective <text:span text:style-name="T90">(e</text:span>mail <text:span text:style-name="T90">h</text:span>eaders<text:span text:style-name="T90">)</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0">Figure <text:span text:style-name="T90">9</text:span>: Example of VRA <text:span text:style-name="T91">g</text:span>ame <text:span text:style-name="T91">c</text:span>lue <text:span text:style-name="T91">o</text:span>bjective <text:span text:style-name="T91">(i</text:span>mage <text:span text:style-name="T91">f</text:span>ile <text:span text:style-name="T91">i</text:span>dentification<text:span text:style-name="T91">)</text:span></text:p>
      <text:h text:style-name="P278" text:outline-level="3">Facilitation steps</text:h>
      <text:h text:style-name="P344" text:outline-level="4">Phase 1: Preparation</text:h>
      <text:p text:style-name="P79"><text:span text:style-name="Exercise_20_Step"><text:span text:style-name="T32">Step 1.</text:span></text:span><text:span text:style-name="T32"> Cover background topics on email header content.</text:span></text:p>
      <text:p text:style-name="P79"><text:span text:style-name="Exercise_20_Step"><text:span text:style-name="T32">Step 2.</text:span></text:span><text:span text:style-name="T32"> Create a VRA game scenario.</text:span></text:p>
      <text:p text:style-name="P79"><text:span text:style-name="Exercise_20_Step"><text:span text:style-name="T32">Step 3.</text:span></text:span><text:span text:style-name="T32"> Create a virtual crime scene environment.</text:span></text:p>
      <text:p text:style-name="P79"><text:span text:style-name="Exercise_20_Step"><text:span text:style-name="T32">Step 4.</text:span></text:span><text:span text:style-name="T32"> Explain how to use a text editor (i.e., vi) to view the content of the text file.</text:span></text:p>
      <text:p text:style-name="P79"><text:span text:style-name="Exercise_20_Step"><text:span text:style-name="T32">Step 5.</text:span></text:span><text:span text:style-name="T32"> Create a text file of the email with available email headers.</text:span></text:p>
      <text:p text:style-name="P79"><text:span text:style-name="Exercise_20_Step"><text:span text:style-name="T32">Step 6.</text:span></text:span><text:span text:style-name="T32"> Include passcode in the text file containing the email.</text:span></text:p>
      <text:p text:style-name="P79"><text:span text:style-name="Exercise_20_Step"><text:span text:style-name="T32">Step 7.</text:span></text:span><text:span text:style-name="T32"> Include other email text files for search purposes for the game.</text:span></text:p>
      <text:p text:style-name="P79"><text:soft-page-break/><text:span text:style-name="Exercise_20_Step"><text:span text:style-name="T32">Step 8.</text:span></text:span><text:span text:style-name="T32"> Create character cards with background information for each of the characters for the scenarios.</text:span></text:p>
      <text:p text:style-name="P79"><text:span text:style-name="Exercise_20_Step"><text:span text:style-name="T32">Step 9.</text:span></text:span><text:span text:style-name="T32">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05517277992082"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2">Step 1.</text:span></text:span><text:span text:style-name="T32"> Divide learners in teams of three to four people.</text:span></text:p>
      <text:p text:style-name="P82"><text:span text:style-name="Exercise_20_Step"><text:span text:style-name="T32">Step 2.</text:span></text:span><text:span text:style-name="T32"> Provide game parameters to VRA teams.</text:span></text:p>
      <text:p text:style-name="P82"><text:span text:style-name="Exercise_20_Step"><text:span text:style-name="T32">Step 3.</text:span></text:span><text:span text:style-name="T32"> Provide teams with all the manipulatives used during the game as follows:</text:span></text:p>
      <text:list xml:id="list105517275981456" text:continue-numbering="true" text:style-name="List_20_2">
        <text:list-item>
          <text:p text:style-name="List">VRA game scenario</text:p>
        </text:list-item>
        <text:list-item>
          <text:p text:style-name="List"><text:span text:style-name="T92">c</text:span>haracter cards</text:p>
        </text:list-item>
        <text:list-item>
          <text:p text:style-name="List"><text:span text:style-name="T92">c</text:span>lue worksheets</text:p>
        </text:list-item>
        <text:list-item>
          <text:p text:style-name="List"><text:span text:style-name="T92">r</text:span>ole descriptions for each team member</text:p>
        </text:list-item>
        <text:list-item>
          <text:p text:style-name="List"><text:span text:style-name="T178">the f</text:span>irst clue</text:p>
        </text:list-item>
        <text:list-item>
          <text:p text:style-name="List"><text:span text:style-name="T177">the </text:span>Kali Linux instance <text:span text:style-name="T177">you will use </text:span>to perform forensic analysis</text:p>
        </text:list-item>
      </text:list>
      <text:p text:style-name="P82"><text:span text:style-name="Exercise_20_Step"><text:span text:style-name="T32">Step 4.</text:span></text:span><text:span text:style-name="T32"> Provide the image to the learners for analysis.</text:span></text:p>
      <text:p text:style-name="P82"><text:span text:style-name="Exercise_20_Step"><text:span text:style-name="T32">Step 5.</text:span></text:span><text:span text:style-name="T32"> Answer any questions about the game for clarification prior to the start of the game.</text:span></text:p>
      <text:p text:style-name="P82"><text:span text:style-name="Exercise_20_Step"><text:span text:style-name="T32">Step 6.</text:span></text:span><text:span text:style-name="T32"> Remind teams that they can use their notes covered in the earlier session in reference to digital forensic techniques.</text:span></text:p>
      <text:p text:style-name="P82"><text:span text:style-name="Exercise_20_Step"><text:span text:style-name="T32">Step 7.</text:span></text:span><text:span text:style-name="T32"> Start the game.</text:span></text:p>
      <text:p text:style-name="P82"><text:soft-page-break/><text:span text:style-name="Exercise_20_Step"><text:span text:style-name="T32">Step 8.</text:span></text:span><text:span text:style-name="T32">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5" text:outline-level="4">Phase 3: Game reflection</text:h>
      <text:p text:style-name="P83"><text:span text:style-name="Exercise_20_Step"><text:span text:style-name="T32">Step 1.</text:span></text:span><text:span text:style-name="T32"> When all teams have completed the game, begin the discussion of each clue worksheet.</text:span></text:p>
      <text:p text:style-name="P83"><text:span text:style-name="Exercise_20_Step"><text:span text:style-name="T32">Step 2.</text:span></text:span><text:span text:style-name="T32"> Discuss the techniques used for solving the clues.</text:span></text:p>
      <text:p text:style-name="P232"><text:span text:style-name="Exercise_20_Step"><text:span text:style-name="T32">Step 3.</text:span></text:span><text:span text:style-name="T32"> Discuss participants' issues with solving clues.</text:span></text:p>
      <text:p text:style-name="P83"><text:span text:style-name="Exercise_20_Step"><text:span text:style-name="T32">Step 4.</text:span></text:span><text:span text:style-name="T32"> Discuss how the techniques can be used in other situations outside of the ones covered during the VRA.</text:span></text:p>
      <text:p text:style-name="P83"><text:span text:style-name="Exercise_20_Step"><text:span text:style-name="T32">Step 5.</text:span></text:span><text:span text:style-name="T32"> Discuss how the model helped with visualizing and analyzing the situation.</text:span></text:p>
      <text:h text:style-name="P280"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Dr. Denise Ferebee is an assistant professor of Computer Science and the Director of the Center of Cybersecurity at LeMoyne-Owen College. She is a published scholar with both academi<text:span text:style-name="T93">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63"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4">activity</text:span></text:span></text:p>
      <text:p text:style-name="P197"><text:span text:style-name="T31">Time required</text:span>: <text:span text:style-name="T65">60‒90 minutes</text:span></text:p>
      <text:p text:style-name="P197">Materials <text:span text:style-name="T31">necessary</text:span>: Red and green paper sticky dots, a color printer or copier, a whiteboard <text:span text:style-name="T65">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5" text:outline-level="3">Facilitation steps</text:h>
      <text:h text:style-name="P346" text:outline-level="4">Phase 1: Preparation</text:h>
      <text:p text:style-name="P49"><text:span text:style-name="Exercise_20_Step"><text:span text:style-name="T32">Step 1.</text:span></text:span><text:span text:style-name="T32">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2">Step 2.</text:span></text:span><text:span text:style-name="T32">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2">Step 3.</text:span></text:span><text:span text:style-name="T32">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2">Step 4.</text:span></text:span><text:span text:style-name="T32"> Gather one eager and inquisitive student focus group. Fifteen students comprised our team. Of course, your stu</text:span><text:soft-page-break/><text:span text:style-name="T32">dent group should include diverse representation from every clique, class, and club.</text:span></text:p>
      <text:h text:style-name="P346"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05517405799415"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5">Reisinger </text:span>is the Director of Technology for Penn Manor School District in Lancaster County, <text:span text:style-name="T61">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1">at</text:span> @charlie3.</text:p>
      <text:h text:style-name="P239"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5">Activity</text:span></text:span></text:p>
      <text:p text:style-name="P195"><text:span text:style-name="T27">Estimated time to complete</text:span>: <text:span text:style-name="T33">30‒60 minutes (add 15‒20 minutes if using the bonus decision framework discussion module)</text:span></text:p>
      <text:p text:style-name="P195"><text:span text:style-name="T33">Materials needed</text:span>: <text:span text:style-name="T33">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4" text:note-class="footnote"><text:note-citation>134</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5</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9">found them difficult to explain to others</text:span>—because <text:span text:style-name="T39">they're</text:span> abstract, <text:span text:style-name="T39">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05516714004841" text:continue-numbering="true" text:style-name="List_20_2">
        <text:list-item>
          <text:p text:style-name="List"><text:span text:style-name="T20">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9">candy</text:span> every "round" and that you will run at least eight rounds. Swag (or "high value" prizes) <text:span text:style-name="T39">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0">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0">A whiteboard and whiteboard markers or printed sheets to distribute with the payoff matrix</text:span> (see Figure 1).</text:p>
        </text:list-item>
        <text:list-item>
          <text:p text:style-name="List"><text:span text:style-name="T33">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05517501287556" text:continue-list="list105516926822690"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0">everyone</text:span> chooses <text:span text:style-name="T30">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30">swag</text:span></text:p>
          </table:table-cell>
          <table:table-cell table:style-name="Table1.A2" office:value-type="string">
            <text:p text:style-name="Table_20_Contents"><text:span text:style-name="T30">Everyone except</text:span> the participants who chose <text:span text:style-name="T30">swag</text:span></text:p>
          </table:table-cell>
          <table:table-cell table:style-name="Table1.C2" office:value-type="string">
            <text:p text:style-name="Table_20_Contents">The participants who chose <text:span text:style-name="T29">swag</text:span></text:p>
          </table:table-cell>
        </table:table-row>
        <table:table-row>
          <table:table-cell table:style-name="Table1.A2" office:value-type="string">
            <text:p text:style-name="Table_20_Contents">… &gt; target# of participants choose <text:span text:style-name="T30">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5">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0">"We are going to try playing the game a little differently—in a way that's more </text:span><text:span text:style-name="T21">'</text:span><text:span text:style-name="T20">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9">9</text:span></text:span><text:span text:style-name="Exercise_20_Step">.</text:span> Explain these new rules:</text:p>
      <text:list xml:id="list105516302835086" text:continue-list="list105517501287556"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9">10</text:span></text:span><text:span text:style-name="Exercise_20_Step">.</text:span> Say <text:span text:style-name="T20">"Go."</text:span></text:p>
      <text:p text:style-name="P32"><text:span text:style-name="Exercise_20_Step">Step 1</text:span><text:span text:style-name="Exercise_20_Step"><text:span text:style-name="T39">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9">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6">t</text:span>his way. Run more rounds if it takes them a while to get collaborating.</text:p>
      <text:p text:style-name="P32"><text:span text:style-name="Exercise_20_Step">Step 1</text:span><text:span text:style-name="Exercise_20_Step"><text:span text:style-name="T39">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9">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9">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2">For example</text:span>:</text:p>
      <text:list xml:id="list105517497306747" text:continue-list="list105516714004841"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1">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1">Step 1.</text:span></text:span> During the collaboration round, notice how participants decide who gets the swag. Often, <text:span text:style-name="T81">they'll discuss</text:span> <text:span text:style-name="T81">and discard </text:span>several alternatives; try to capture <text:span text:style-name="T81">and remember </text:span>them. It may be the case that no overriding principles <text:span text:style-name="T81">seem to guide the choices</text:span>: if so, that's <text:span text:style-name="T81">fine</text:span> too. Participants may believe they are selecting randomly—more on that later.</text:p>
      <text:p text:style-name="Text_20_body"><text:span text:style-name="Exercise_20_Step"><text:span text:style-name="T81">Step 2.</text:span></text:span> After the final round, ask participants to describe how they selected the swag recipient. Write that on the whiteboard or paper. Here are some "algorithms" I've seen employed:</text:p>
      <text:list xml:id="list105516811305597"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1">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1">the </text:span>method <text:span text:style-name="T81">they did</text:span>. You may need to prompt them. <text:span text:style-name="T81">Say something like:</text:span><text:span text:style-name="Emphasis"> </text:span><text:span text:style-name="Emphasis"><text:span text:style-name="T81">W</text:span></text:span><text:span text:style-name="Emphasis">as it the first one everyone agreed on? Did it seem to be the fairest? Why?</text:span></text:p>
      <text:p text:style-name="Text_20_body"><text:span text:style-name="Exercise_20_Step"><text:span text:style-name="T81">Step 4.</text:span></text:span> If you noticed other methods being discussed, remind participants of each method they debated and ask them why <text:span text:style-name="T81">they </text:span>discarded <text:span text:style-name="T81">it</text:span>.</text:p>
      <text:p text:style-name="Text_20_body"><text:soft-page-break/><text:span text:style-name="Exercise_20_Step"><text:span text:style-name="T81">Step 5.</text:span></text:span> Ask participants to brainstorm other ways of making the "Who gets swag" decision. I often ask participants to think about other situations they've been in and how those decisions are made. <text:span text:style-name="T81">For example:</text:span> <text:span text:style-name="Emphasis"><text:span text:style-name="T81">H</text:span></text:span><text:span text:style-name="Emphasis">ow did your teacher decide who got to clean the chalkboard? Who gets to sit in the front seat on a car trip? How do companies choose who wins prizes in giveaways?</text:span> List the brainstormed ideas, <text:span text:style-name="T81">as well as </text:span>advantage<text:span text:style-name="T81">s</text:span> or disadvantages for each, on the whiteboard. Note <text:span text:style-name="T81">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2">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2">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2">Step 1.</text:span></text:span> <text:span text:style-name="T82">Say something like:</text:span> <text:span text:style-name="Emphasis"><text:span text:style-name="T82">W</text:span></text:span><text:span text:style-name="Emphasis">e're now going to see what it might look like to program a computer to make the decision about who gets the swag for you.</text:span></text:p>
      <text:p text:style-name="Text_20_body"><text:span text:style-name="Exercise_20_Step"><text:span text:style-name="T82">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2">Step 3.</text:span></text:span> Tell <text:span text:style-name="T82">participants</text:span>: <text:span text:style-name="Emphasis"><text:span text:style-name="T82">W</text:span></text:span><text:span text:style-name="Emphasis">e're going to use the "tallest </text:span><text:span text:style-name="Emphasis"><text:span text:style-name="T82">to</text:span></text:span><text:span text:style-name="Emphasis"> shortest" algorithm for our example, and we're not going to write this program in the most efficient way possible, but that's </text:span><text:span text:style-name="Emphasis"><text:span text:style-name="T82">alright</text:span></text:span><text:span text:style-name="Emphasis">.</text:span></text:p>
      <text:p text:style-name="Text_20_body"><text:soft-page-break/><text:span text:style-name="Exercise_20_Step"><text:span text:style-name="T82">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2">Step 5.</text:span></text:span> Write the following on the whiteboard. <text:span text:style-name="T82">T</text:span>his is not a real program, but it will serve our purposes:</text:p>
      <text:list xml:id="list105516232865659" text:continue-list="list10551630283508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2">Step 6.</text:span></text:span> Choose between five and seven participants and ask them to come to the front of the room. They are your "subject group." <text:span text:style-name="T82">Q</text:span>uickly run through the exercise. Using another participant to help with measuring will speed <text:span text:style-name="T82">this step</text:span> up.</text:p>
      <text:p text:style-name="Text_20_body"><text:span text:style-name="Exercise_20_Step"><text:span text:style-name="T82">Step 7.</text:span></text:span> Ask participants if they agree that the steps above will result in the tallest participant being chosen. Assuming that they agree, <text:span text:style-name="T82">proceed to Phase 3.</text:span></text:p>
      <text:h text:style-name="Heading_20_4" text:outline-level="4">Phase 3: Introduction to machine learning</text:h>
      <text:p text:style-name="Text_20_body"><text:span text:style-name="Exercise_20_Step"><text:span text:style-name="T82">Step 1.</text:span></text:span> Explain <text:span text:style-name="T82">to participants: </text:span><text:span text:style-name="Emphasis"><text:span text:style-name="T82">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2">"</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2">"</text:span></text:span><text:span text:style-name="Emphasis">training dataset</text:span><text:span text:style-name="Emphasis"><text:span text:style-name="T82">"</text:span></text:span><text:span text:style-name="Emphasis">—and the computer would generate the algorithm for picking the tallest person.</text:span></text:p>
      <text:p text:style-name="Text_20_body"><text:span text:style-name="Exercise_20_Step"><text:span text:style-name="T82">Step 2.</text:span></text:span> Tell participants: <text:span text:style-name="Emphasis"><text:span text:style-name="T82">W</text:span></text:span><text:span text:style-name="Emphasis">e're now going to pretend the algorithm we just developed was developed by a computer through ML.</text:span> (We're skipping a lot of steps here and have glossed over some important differences between <text:span text:style-name="T110">ML</text:span> and algorithmic programming, but they're not relevant for this example.)<text:note text:id="ftn138"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2">Step 3.</text:span></text:span> Ask another five to seven participants to come to the front of the room to be your new "subject group.<text:span text:style-name="T82">"</text:span> </text:p>
      <text:p text:style-name="Text_20_body"><text:span text:style-name="Exercise_20_Step"><text:span text:style-name="T82">Step 4.</text:span></text:span> Choose a participant to be the "computer.<text:span text:style-name="T82">" This person </text:span>can only follow the instructions on the board.</text:p>
      <text:p text:style-name="Text_20_body"><text:span text:style-name="Exercise_20_Step"><text:span text:style-name="T82">Step 5.</text:span></text:span> Ask half of the subject group to sit down (on the floor or in a chair).</text:p>
      <text:p text:style-name="Text_20_body"><text:span text:style-name="Exercise_20_Step"><text:span text:style-name="T82">Step 6.</text:span></text:span> Run the "program.<text:span text:style-name="T82">"</text:span> <text:span text:style-name="T82">(</text:span>Remember: the computer can't ask the participants to stand up, because it wasn't part of the instructions).</text:p>
      <text:h text:style-name="Heading_20_4" text:outline-level="4">Phase 4: <text:span text:style-name="T112">Reflection</text:span></text:h>
      <text:p text:style-name="Text_20_body"><text:span text:style-name="Exercise_20_Step"><text:span text:style-name="T83">Step 1.</text:span></text:span> Ask the participants to explain how the program the computer created might have been different if the training dataset had included people that were sitting down. <text:span text:style-name="T83">P</text:span>ossibilities <text:span text:style-name="T83">include</text:span>:<text:note text:id="ftn139" text:note-class="footnote"><text:note-citation>139</text:note-citation><text:note-body><text:p text:style-name="Footnote">Brainstorming other ways of solving this problem is also fun and worth the time, if you have it.</text:p></text:note-body></text:note></text:p>
      <text:list xml:id="list105516176549390" text:continue-list="list105516232865659"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0">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3">Step 2.</text:span></text:span> Ask participants if the algorithm developed in Step 2 would have been fair to <text:span text:style-name="T110">a </text:span>participant who <text:span text:style-name="T110">was </text:span>in a wheelchair.</text:p>
      <text:p text:style-name="Text_20_body"><text:span text:style-name="Exercise_20_Step"><text:span text:style-name="T83">Step 3.</text:span></text:span> Explain that this issue—how representative the "training data set<text:span text:style-name="T110">"</text:span> is of the entire data set—is a current issue for machine learning. <text:span text:style-name="T83">I</text:span>f the data aren't representative, <text:span text:style-name="T83">"</text:span>sample bias<text:span text:style-name="T83">"</text:span> is introduced.</text:p>
      <text:p text:style-name="P74"><text:span text:style-name="Exercise_20_Step">Step 4.</text:span> Ask participants to reflect on how sample bias might affect machine learning. <text:span text:style-name="T110">For example, ask them to consider what would happen if:</text:span></text:p>
      <text:list xml:id="list105516191562544" text:continue-list="list105516811305597"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3">(from </text:span>https://www.heart.org/en/health-topics/heart-attack/warning-signs-of-a-heart-attack/heart-attack-symptoms-in-women<text:span text:style-name="T83">)</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3">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1">from </text:span>Candy or Swag</text:h>
      <text:p text:style-name="P32">In groups I've facilitated (which typically had about 20 participants with a target number of 2), the number of participants <text:span text:style-name="T83">choosing </text:span>swag each round ranged from four to eight, but it was never fewer than two (so no one won anything). <text:span text:style-name="T83">If</text:span> asked to reflect on what they're seeing, participants typically identify a few issues:</text:p>
      <text:list xml:id="list10551612603485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20">all</text:span> get candy every round, and they can <text:span text:style-name="T20">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2</text:note-citation><text:note-body><text:p text:style-name="P98">I have "cheated<text:span text:style-name="T34">"</text:span> in <text:span text:style-name="T66">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9">was</text:span> <text:span text:style-name="T39">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3">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4"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7">Estimated time to complete</text:span>: <text:span text:style-name="T37">90 minutes</text:span></text:p>
      <text:p text:style-name="P196"><text:span text:style-name="T27">Materials needed</text:span>: <text:span text:style-name="T38">The Open Organization Maturity Model, score cards, writing utensils, notepads, and paper</text:span></text:p>
      <text:p text:style-name="P148">Those who are new to the idea of open organizations (and open source in general) may have <text:span text:style-name="T150">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50">design</text:span> their own communities and evaluate <text:span text:style-name="T150">those communities </text:span>with respect to the Open Organization Maturity Model.<text:note text:id="ftn143"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81"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8">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8">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1">'</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05516861293347"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0">all</text:span> <text:span text:style-name="T151">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05517076274267"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5"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20">The Open Organization Guide for Educators</text:span> are a call to action from open education experts around the world. Their best practices can work in myriad educational contexts; it's now time for <text:span text:style-name="T20">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2">chapters</text:span> in this book <text:span text:style-name="T143">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40" text:outline-level="2"/>
      <text:h text:style-name="P233" text:outline-level="1"><text:bookmark-start text:name="__RefHeading___Toc822_1232125672"/>Appendix<text:bookmark-end text:name="__RefHeading___Toc822_1232125672"/></text:h>
      <text:h text:style-name="P266"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82"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05517644438990"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2326703498" text:style-name="L2">
        <text:list-item>
          <text:p text:style-name="P225">Transparency</text:p>
        </text:list-item>
        <text:list-item>
          <text:p text:style-name="P225">Inclusivity</text:p>
        </text:list-item>
        <text:list-item>
          <text:p text:style-name="P225">Adaptability</text:p>
        </text:list-item>
        <text:list-item>
          <text:p text:style-name="P225">Collaboration</text:p>
        </text:list-item>
        <text:list-item>
          <text:p text:style-name="P225">Community</text:p>
        </text:list-item>
      </text:list>
      <text:h text:style-name="P282"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82"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5">In open organizations, transparency looks like:</text:span></text:p>
      <text:list xml:id="list3480697403" text:style-name="L3">
        <text:list-item>
          <text:p text:style-name="P226">Everyone working on a project or initiative has access to all pertinent materials by default.</text:p>
        </text:list-item>
        <text:list-item>
          <text:p text:style-name="P226">People willingly disclose their work, invite participation on projects before those projects are complete and/or "final," and respond positively to request for additional details.</text:p>
        </text:list-item>
        <text:list-item>
          <text:p text:style-name="P226">People affected by decisions can access and review the processes and arguments that lead to those decisions, and they can comment on and respond to them.</text:p>
        </text:list-item>
        <text:list-item>
          <text:p text:style-name="P226"><text:soft-page-break/>Leaders encourage others to tell stories about both their failures and their successes without fear of repercussion; associates are forthcoming about both.</text:p>
        </text:list-item>
        <text:list-item>
          <text:p text:style-name="P226">People value both success and failures for the lessons they provide.</text:p>
        </text:list-item>
        <text:list-item>
          <text:p text:style-name="P226">Goals are public and explicit, and people working on projects clearly indicate roles and responsibilities to enhance accountability.</text:p>
        </text:list-item>
      </text:list>
      <text:h text:style-name="P282"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5">In open organizations, inclusivity looks like:</text:span></text:p>
      <text:list xml:id="list1941580642" text:style-name="L4">
        <text:list-item>
          <text:p text:style-name="P227">Technical channels and social norms for encouraging diverse points of view are well-established and obvious.</text:p>
        </text:list-item>
        <text:list-item>
          <text:p text:style-name="P227">Protocols and procedures for participation are clear, widely available, and acknowledged, allowing for constructive inclusion of diverse perspectives.</text:p>
        </text:list-item>
        <text:list-item>
          <text:p text:style-name="P227">The organization features multiple channels and/or methods for receiving feedback in order to accommodate people's preferences.</text:p>
        </text:list-item>
        <text:list-item>
          <text:p text:style-name="P227">Leaders regularly assess and respond to feedback they receive, and cultivate a culture that encourages frequent dialog regarding this feedback.</text:p>
        </text:list-item>
        <text:list-item>
          <text:p text:style-name="P227">Leaders are conscious of voices not present in dialog and actively seek to include or incorporate them.</text:p>
        </text:list-item>
        <text:list-item>
          <text:p text:style-name="P227">People feel a duty to voice opinions on issues relevant to their work or about which they are passionate.</text:p>
        </text:list-item>
        <text:list-item>
          <text:p text:style-name="P227"><text:soft-page-break/>People work transparently and share materials via common standards and/or agreed-upon platforms that do not prevent others from accessing or modifying them.</text:p>
        </text:list-item>
      </text:list>
      <text:h text:style-name="P282"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2028358887" text:style-name="L5">
        <text:list-item>
          <text:p text:style-name="P228">Feedback mechanisms are accessible both to members of the organization and to outside members, who can offer suggestions.</text:p>
        </text:list-item>
        <text:list-item>
          <text:p text:style-name="P228">Feedback mechanisms allow and encourage peers to assist one another without managerial oversight, if necessary.</text:p>
        </text:list-item>
        <text:list-item>
          <text:p text:style-name="P228">Leaders work to ensure that feedback loops genuinely and materially impact the ways people in the organization operate.</text:p>
        </text:list-item>
        <text:list-item>
          <text:p text:style-name="P228">Processes for collective problem solving, collaborative decision making, and continuous learning are in place, and the organization rewards both personal and team learning to reinforce a growth mindset.</text:p>
        </text:list-item>
        <text:list-item>
          <text:p text:style-name="P228">People tend to understand the context for the changes they're making or experiencing.</text:p>
        </text:list-item>
        <text:list-item>
          <text:p text:style-name="P228">People are not afraid to make mistakes, yet projects and teams are comfortable adapting their pre-existing work to project-specific contexts in order to avoid repeated failures.</text:p>
        </text:list-item>
      </text:list>
      <text:h text:style-name="P282"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20">inclusivity</text:span>). Products of work in open organizations afford additional enhancement and revision, even by those not affiliated with the organization (see also <text:span text:style-name="T20">adaptability</text:span>).</text:p>
      <text:list xml:id="list762748278" text:style-name="L6">
        <text:list-item>
          <text:p text:style-name="P229">People tend to believe that working together produces better results.</text:p>
        </text:list-item>
        <text:list-item>
          <text:p text:style-name="P229">People tend to begin work collaboratively, rather than "add collaboration" after they've each completed individual components of work.</text:p>
        </text:list-item>
        <text:list-item>
          <text:p text:style-name="P229">People tend to engage partners outside their immediate teams when undertaking new projects.</text:p>
        </text:list-item>
        <text:list-item>
          <text:p text:style-name="P229">Work produced collaboratively is easily available internally for others to build upon.</text:p>
        </text:list-item>
        <text:list-item>
          <text:p text:style-name="P229">Work produced collaboratively is available externally for creators outside the organization to use in potentially unforeseen ways.</text:p>
        </text:list-item>
        <text:list-item>
          <text:p text:style-name="P229">People can discover, provide feedback on, and join work in progress easily—and are welcomed to do so.</text:p>
        </text:list-item>
      </text:list>
      <text:h text:style-name="P283"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5">In open organizations, community looks like:</text:span></text:p>
      <text:list xml:id="list2530019192" text:style-name="L7">
        <text:list-item>
          <text:p text:style-name="P230">Shared values and principles that inform decision-making and assessment processes are clear and obvious to members.</text:p>
        </text:list-item>
        <text:list-item>
          <text:p text:style-name="P230"><text:soft-page-break/>People feel equipped and empowered to make meaningful contributions to collaborative work.</text:p>
        </text:list-item>
        <text:list-item>
          <text:p text:style-name="P230">Leaders mentor others and demonstrate strong accountability to the group by modeling shared values and principles.</text:p>
        </text:list-item>
        <text:list-item>
          <text:p text:style-name="P311">People have a common language and work together to ensure that ideas do not get "lost in translation," and they are comfortable sharing their knowledge and stories to further the group's work.</text:p>
        </text:list-item>
      </text:list>
      <text:p text:style-name="P127">Version <text:span text:style-name="T25">2</text:span>.0<text:line-break/><text:span text:style-name="T25">April</text:span> 201<text:span text:style-name="T25">7</text:span><text:line-break/><text:span text:style-name="T26">github.com/open-organization-ambassadors/open-org-definition</text:span></text:p>
      <text:p text:style-name="P223"/>
      <text:h text:style-name="P233" text:outline-level="1"><text:bookmark-start text:name="__RefHeading___Toc842_1232125672"/>Learn More<text:bookmark-end text:name="__RefHeading___Toc842_1232125672"/></text:h>
      <text:h text:style-name="P267" text:outline-level="2"><text:bookmark-start text:name="__RefHeading___Toc2382_190016556"/>Additional resources<text:bookmark-end text:name="__RefHeading___Toc2382_190016556"/></text:h>
      <text:h text:style-name="P284" text:outline-level="3">The book series</text:h>
      <text:p text:style-name="P59">Continue reading about the future of work, management, and leadership in the <text:span text:style-name="T20">Open Organization</text:span><text:span text:style-name="T3"> book series. Get started at opensource.com/open-organization/resources/book-series.</text:span></text:p>
      <text:h text:style-name="P284"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84"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8" text:outline-level="2"><text:bookmark-start text:name="__RefHeading___Toc13385_3512989452"/>Get involved<text:bookmark-end text:name="__RefHeading___Toc13385_3512989452"/></text:h>
      <text:h text:style-name="P275"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85" text:outline-level="3">Tell your story</text:h>
      <text:p text:style-name="P51">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86"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0</text:page-number></text:p>
      </style:footer>
    </style:master-page>
    <style:master-page style:name="Start_20_Page" style:display-name="Start Page" style:page-layout-name="Mpm2" style:next-style-name="Standard">
      <style:footer>
        <text:p text:style-name="Footer"><text:page-number text:select-page="current">23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4</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3H42M16S</meta:editing-duration>
    <meta:editing-cycles>1051</meta:editing-cycles>
    <dc:title>Open Organization Book</dc:title>
    <dc:date>2019-08-26T10:55:15.204794128</dc:date>
    <meta:document-statistic meta:table-count="4" meta:image-count="1" meta:object-count="0" meta:page-count="245" meta:paragraph-count="1712" meta:word-count="58178" meta:character-count="377926" meta:non-whitespace-character-count="321924"/>
    <meta:template xlink:type="simple" xlink:actuate="onRequest" xlink:title="Open Organization Book" xlink:href="../../../../.config/libreoffice/4/user/template/Open%20Organization%20Book.ott" meta:date="2017-03-02T13:55:41.957328267"/>
  </office:meta>
</office:document-meta>
</file>